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6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88.04mm"/>
    </style:style>
    <style:style style:name="co6" style:family="table-column">
      <style:table-column-properties fo:break-before="auto" style:column-width="89.68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61.08mm"/>
    </style:style>
    <style:style style:name="co9" style:family="table-column">
      <style:table-column-properties fo:break-before="auto" style:column-width="64.89mm"/>
    </style:style>
    <style:style style:name="co10" style:family="table-column">
      <style:table-column-properties fo:break-before="auto" style:column-width="53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6.53mm"/>
    </style:style>
    <style:style style:name="co13" style:family="table-column">
      <style:table-column-properties fo:break-before="auto" style:column-width="39.85mm"/>
    </style:style>
    <style:style style:name="co14" style:family="table-column">
      <style:table-column-properties fo:break-before="auto" style:column-width="106.2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c_times_externally_calc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6"/>
          <table:table-cell office:value-type="string" calcext:value-type="string">
            <text:p>we do everything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658.3" calcext:value-type="float">
            <text:p>1658,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500.1" calcext:value-type="float">
            <text:p>500,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437.644" calcext:value-type="float">
            <text:p>437,64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62.057" calcext:value-type="float">
            <text:p>362,05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50.9634" calcext:value-type="float">
            <text:p>50,963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70.11" calcext:value-type="float">
            <text:p>370,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70.114" calcext:value-type="float">
            <text:p>370,1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844.926" calcext:value-type="float">
            <text:p>844,92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445.785" calcext:value-type="float">
            <text:p>445,785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436.925" calcext:value-type="float">
            <text:p>436,9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485.329" calcext:value-type="float">
            <text:p>485,329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/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/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/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/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/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/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/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/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/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585" calcext:value-type="float">
            <text:p>1,58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/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/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/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/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/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1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6"/>
          <table:table-cell table:number-columns-repeated="101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2.6294855708908" calcext:value-type="float">
            <text:p>12,6294855709</text:p>
          </table:table-cell>
          <table:table-cell table:formula="of:=[.D3]/[.B3]" office:value-type="float" office:value="11.7439146800502" calcext:value-type="float">
            <text:p>11,7439146801</text:p>
          </table:table-cell>
          <table:table-cell table:formula="of:=[.E3]/[.B3]" office:value-type="float" office:value="283.368883312422" calcext:value-type="float">
            <text:p>283,3688833124</text:p>
          </table:table-cell>
          <table:table-cell table:formula="of:=([.F3]+[.D3])/[.B3]" office:value-type="float" office:value="898.004893350063" calcext:value-type="float">
            <text:p>898,0048933501</text:p>
          </table:table-cell>
          <table:table-cell table:formula="of:=([.G3]+[.D3])/[.B3]" office:value-type="float" office:value="720.068883312422" calcext:value-type="float">
            <text:p>720,0688833124</text:p>
          </table:table-cell>
          <table:table-cell table:formula="of:=([.H3]+[.D3])/[.B3]" office:value-type="float" office:value="306.756461731493" calcext:value-type="float">
            <text:p>306,7564617315</text:p>
          </table:table-cell>
          <table:table-cell table:formula="of:=([.I3]+[.D3])/[.B3]" office:value-type="float" office:value="308.168005018821" calcext:value-type="float">
            <text:p>308,1680050188</text:p>
          </table:table-cell>
          <table:table-cell table:formula="of:=([.F3]+[.D3])/[.B3]" office:value-type="float" office:value="898.004893350063" calcext:value-type="float">
            <text:p>898,0048933501</text:p>
          </table:table-cell>
          <table:table-cell table:formula="of:=([.K3]+[.D3])/[.B3]" office:value-type="float" office:value="129.134127979925" calcext:value-type="float">
            <text:p>129,1341279799</text:p>
          </table:table-cell>
          <table:table-cell table:formula="of:=([.L3]+[.D3])/[.B3]" office:value-type="float" office:value="189.28469259724" calcext:value-type="float">
            <text:p>189,2846925972</text:p>
          </table:table-cell>
          <table:table-cell table:formula="of:=([.M3]+[.D3])/[.B3]" office:value-type="float" office:value="1052.08268506901" calcext:value-type="float">
            <text:p>1052,08268506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7.3590338770389" calcext:value-type="float">
            <text:p>7,359033877</text:p>
          </table:table-cell>
          <table:table-cell table:formula="of:=[.D4]/[.B4]" office:value-type="float" office:value="6.83569636135508" calcext:value-type="float">
            <text:p>6,8356963614</text:p>
          </table:table-cell>
          <table:table-cell table:formula="of:=[.E4]/[.B4]" office:value-type="float" office:value="59.783626097867" calcext:value-type="float">
            <text:p>59,7836260979</text:p>
          </table:table-cell>
          <table:table-cell table:formula="of:=([.F4]+[.D4])/[.B4]" office:value-type="float" office:value="76.7541405269762" calcext:value-type="float">
            <text:p>76,754140527</text:p>
          </table:table-cell>
          <table:table-cell table:formula="of:=([.G4]+[.D4])/[.B4]" office:value-type="float" office:value="6.85012547051443" calcext:value-type="float">
            <text:p>6,8501254705</text:p>
          </table:table-cell>
          <table:table-cell table:formula="of:=([.H4]+[.D4])/[.B4]" office:value-type="float" office:value="6.84761606022585" calcext:value-type="float">
            <text:p>6,8476160602</text:p>
          </table:table-cell>
          <table:table-cell table:formula="of:=([.I4]+[.D4])/[.B4]" office:value-type="float" office:value="6.83632371392723" calcext:value-type="float">
            <text:p>6,8363237139</text:p>
          </table:table-cell>
          <table:table-cell table:formula="of:=([.F4]+[.D4])/[.B4]" office:value-type="float" office:value="76.7541405269762" calcext:value-type="float">
            <text:p>76,754140527</text:p>
          </table:table-cell>
          <table:table-cell table:formula="of:=([.K4]+[.D4])/[.B4]" office:value-type="float" office:value="6.83632371392723" calcext:value-type="float">
            <text:p>6,8363237139</text:p>
          </table:table-cell>
          <table:table-cell table:formula="of:=([.L4]+[.D4])/[.B4]" office:value-type="float" office:value="6.83632371392723" calcext:value-type="float">
            <text:p>6,8363237139</text:p>
          </table:table-cell>
          <table:table-cell table:formula="of:=([.M4]+[.D4])/[.B4]" office:value-type="float" office:value="320.574717691343" calcext:value-type="float">
            <text:p>320,57471769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01160602258469" calcext:value-type="float">
            <text:p>7,0116060226</text:p>
          </table:table-cell>
          <table:table-cell table:formula="of:=[.D5]/[.B5]" office:value-type="float" office:value="6.80332496863237" calcext:value-type="float">
            <text:p>6,8033249686</text:p>
          </table:table-cell>
          <table:table-cell table:formula="of:=[.E5]/[.B5]" office:value-type="float" office:value="49.6230238393978" calcext:value-type="float">
            <text:p>49,6230238394</text:p>
          </table:table-cell>
          <table:table-cell table:formula="of:=([.F5]+[.D5])/[.B5]" office:value-type="float" office:value="6.8202634880803" calcext:value-type="float">
            <text:p>6,8202634881</text:p>
          </table:table-cell>
          <table:table-cell table:formula="of:=([.G5]+[.D5])/[.B5]" office:value-type="float" office:value="6.80583437892095" calcext:value-type="float">
            <text:p>6,8058343789</text:p>
          </table:table-cell>
          <table:table-cell table:formula="of:=([.H5]+[.D5])/[.B5]" office:value-type="float" office:value="6.80583437892095" calcext:value-type="float">
            <text:p>6,8058343789</text:p>
          </table:table-cell>
          <table:table-cell table:formula="of:=([.I5]+[.D5])/[.B5]" office:value-type="float" office:value="6.80395232120452" calcext:value-type="float">
            <text:p>6,8039523212</text:p>
          </table:table-cell>
          <table:table-cell table:formula="of:=([.F5]+[.D5])/[.B5]" office:value-type="float" office:value="6.8202634880803" calcext:value-type="float">
            <text:p>6,8202634881</text:p>
          </table:table-cell>
          <table:table-cell table:formula="of:=([.K5]+[.D5])/[.B5]" office:value-type="float" office:value="6.8064617314931" calcext:value-type="float">
            <text:p>6,8064617315</text:p>
          </table:table-cell>
          <table:table-cell table:formula="of:=([.L5]+[.D5])/[.B5]" office:value-type="float" office:value="6.80395232120452" calcext:value-type="float">
            <text:p>6,8039523212</text:p>
          </table:table-cell>
          <table:table-cell table:formula="of:=([.M5]+[.D5])/[.B5]" office:value-type="float" office:value="281.360414052698" calcext:value-type="float">
            <text:p>281,36041405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6.57095357590966" calcext:value-type="float">
            <text:p>6,5709535759</text:p>
          </table:table-cell>
          <table:table-cell table:formula="of:=[.D6]/[.B6]" office:value-type="float" office:value="6.72289836888331" calcext:value-type="float">
            <text:p>6,7228983689</text:p>
          </table:table-cell>
          <table:table-cell table:formula="of:=[.E6]/[.B6]" office:value-type="float" office:value="32.1707026348808" calcext:value-type="float">
            <text:p>32,1707026349</text:p>
          </table:table-cell>
          <table:table-cell table:formula="of:=([.F6]+[.D6])/[.B6]" office:value-type="float" office:value="6.72603513174404" calcext:value-type="float">
            <text:p>6,7260351317</text:p>
          </table:table-cell>
          <table:table-cell table:formula="of:=([.G6]+[.D6])/[.B6]" office:value-type="float" office:value="6.72352572145546" calcext:value-type="float">
            <text:p>6,7235257215</text:p>
          </table:table-cell>
          <table:table-cell table:formula="of:=([.H6]+[.D6])/[.B6]" office:value-type="float" office:value="6.72603513174404" calcext:value-type="float">
            <text:p>6,7260351317</text:p>
          </table:table-cell>
          <table:table-cell table:formula="of:=([.I6]+[.D6])/[.B6]" office:value-type="float" office:value="6.72352572145546" calcext:value-type="float">
            <text:p>6,7235257215</text:p>
          </table:table-cell>
          <table:table-cell table:formula="of:=([.F6]+[.D6])/[.B6]" office:value-type="float" office:value="6.72603513174404" calcext:value-type="float">
            <text:p>6,7260351317</text:p>
          </table:table-cell>
          <table:table-cell table:formula="of:=([.K6]+[.D6])/[.B6]" office:value-type="float" office:value="6.72352572145546" calcext:value-type="float">
            <text:p>6,7235257215</text:p>
          </table:table-cell>
          <table:table-cell table:formula="of:=([.L6]+[.D6])/[.B6]" office:value-type="float" office:value="6.72352572145546" calcext:value-type="float">
            <text:p>6,7235257215</text:p>
          </table:table-cell>
          <table:table-cell table:formula="of:=([.M6]+[.D6])/[.B6]" office:value-type="float" office:value="233.860288582183" calcext:value-type="float">
            <text:p>233,860288582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6.56449184441656" calcext:value-type="float">
            <text:p>6,5644918444</text:p>
          </table:table-cell>
          <table:table-cell table:formula="of:=[.D7]/[.B7]" office:value-type="float" office:value="6.97785445420326" calcext:value-type="float">
            <text:p>6,9778544542</text:p>
          </table:table-cell>
          <table:table-cell table:formula="of:=[.E7]/[.B7]" office:value-type="float" office:value="31.9720200752823" calcext:value-type="float">
            <text:p>31,9720200753</text:p>
          </table:table-cell>
          <table:table-cell table:formula="of:=([.F7]+[.D7])/[.B7]" office:value-type="float" office:value="6.97848180677541" calcext:value-type="float">
            <text:p>6,9784818068</text:p>
          </table:table-cell>
          <table:table-cell table:formula="of:=([.G7]+[.D7])/[.B7]" office:value-type="float" office:value="6.97848180677541" calcext:value-type="float">
            <text:p>6,9784818068</text:p>
          </table:table-cell>
          <table:table-cell table:formula="of:=([.H7]+[.D7])/[.B7]" office:value-type="float" office:value="6.97848180677541" calcext:value-type="float">
            <text:p>6,9784818068</text:p>
          </table:table-cell>
          <table:table-cell table:formula="of:=([.I7]+[.D7])/[.B7]" office:value-type="float" office:value="6.97848180677541" calcext:value-type="float">
            <text:p>6,9784818068</text:p>
          </table:table-cell>
          <table:table-cell table:formula="of:=([.F7]+[.D7])/[.B7]" office:value-type="float" office:value="6.97848180677541" calcext:value-type="float">
            <text:p>6,9784818068</text:p>
          </table:table-cell>
          <table:table-cell table:formula="of:=([.K7]+[.D7])/[.B7]" office:value-type="float" office:value="6.97848180677541" calcext:value-type="float">
            <text:p>6,9784818068</text:p>
          </table:table-cell>
          <table:table-cell table:formula="of:=([.L7]+[.D7])/[.B7]" office:value-type="float" office:value="6.97848180677541" calcext:value-type="float">
            <text:p>6,9784818068</text:p>
          </table:table-cell>
          <table:table-cell table:formula="of:=([.M7]+[.D7])/[.B7]" office:value-type="float" office:value="239.167314930991" calcext:value-type="float">
            <text:p>239,16731493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6.56524466750314" calcext:value-type="float">
            <text:p>6,5652446675</text:p>
          </table:table-cell>
          <table:table-cell table:formula="of:=[.D8]/[.B8]" office:value-type="float" office:value="6.69573400250941" calcext:value-type="float">
            <text:p>6,6957340025</text:p>
          </table:table-cell>
          <table:table-cell table:formula="of:=[.E8]/[.B8]" office:value-type="float" office:value="31.3297992471769" calcext:value-type="float">
            <text:p>31,3297992472</text:p>
          </table:table-cell>
          <table:table-cell table:formula="of:=([.F8]+[.D8])/[.B8]" office:value-type="float" office:value="6.69636135508156" calcext:value-type="float">
            <text:p>6,6963613551</text:p>
          </table:table-cell>
          <table:table-cell table:formula="of:=([.G8]+[.D8])/[.B8]" office:value-type="float" office:value="6.69636135508156" calcext:value-type="float">
            <text:p>6,6963613551</text:p>
          </table:table-cell>
          <table:table-cell table:formula="of:=([.H8]+[.D8])/[.B8]" office:value-type="float" office:value="6.69636135508156" calcext:value-type="float">
            <text:p>6,6963613551</text:p>
          </table:table-cell>
          <table:table-cell table:formula="of:=([.I8]+[.D8])/[.B8]" office:value-type="float" office:value="6.69636135508156" calcext:value-type="float">
            <text:p>6,6963613551</text:p>
          </table:table-cell>
          <table:table-cell table:formula="of:=([.F8]+[.D8])/[.B8]" office:value-type="float" office:value="6.69636135508156" calcext:value-type="float">
            <text:p>6,6963613551</text:p>
          </table:table-cell>
          <table:table-cell table:formula="of:=([.K8]+[.D8])/[.B8]" office:value-type="float" office:value="6.69636135508156" calcext:value-type="float">
            <text:p>6,6963613551</text:p>
          </table:table-cell>
          <table:table-cell table:formula="of:=([.L8]+[.D8])/[.B8]" office:value-type="float" office:value="6.69636135508156" calcext:value-type="float">
            <text:p>6,6963613551</text:p>
          </table:table-cell>
          <table:table-cell table:formula="of:=([.M8]+[.D8])/[.B8]" office:value-type="float" office:value="238.887703889586" calcext:value-type="float">
            <text:p>238,887703889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7.96543287327478" calcext:value-type="float">
            <text:p>7,9654328733</text:p>
          </table:table-cell>
          <table:table-cell table:formula="of:=[.D9]/[.B9]" office:value-type="float" office:value="7.47227101631117" calcext:value-type="float">
            <text:p>7,4722710163</text:p>
          </table:table-cell>
          <table:table-cell table:formula="of:=[.E9]/[.B9]" office:value-type="float" office:value="138.764742785445" calcext:value-type="float">
            <text:p>138,7647427854</text:p>
          </table:table-cell>
          <table:table-cell table:formula="of:=([.F9]+[.D9])/[.B9]" office:value-type="float" office:value="234.14730238394" calcext:value-type="float">
            <text:p>234,1473023839</text:p>
          </table:table-cell>
          <table:table-cell table:formula="of:=([.G9]+[.D9])/[.B9]" office:value-type="float" office:value="7.57452948557089" calcext:value-type="float">
            <text:p>7,5745294856</text:p>
          </table:table-cell>
          <table:table-cell table:formula="of:=([.H9]+[.D9])/[.B9]" office:value-type="float" office:value="7.52434127979925" calcext:value-type="float">
            <text:p>7,5243412798</text:p>
          </table:table-cell>
          <table:table-cell table:formula="of:=([.I9]+[.D9])/[.B9]" office:value-type="float" office:value="7.47289836888331" calcext:value-type="float">
            <text:p>7,4728983689</text:p>
          </table:table-cell>
          <table:table-cell table:formula="of:=([.F9]+[.D9])/[.B9]" office:value-type="float" office:value="234.14730238394" calcext:value-type="float">
            <text:p>234,1473023839</text:p>
          </table:table-cell>
          <table:table-cell table:formula="of:=([.K9]+[.D9])/[.B9]" office:value-type="float" office:value="7.47289836888331" calcext:value-type="float">
            <text:p>7,4728983689</text:p>
          </table:table-cell>
          <table:table-cell table:formula="of:=([.L9]+[.D9])/[.B9]" office:value-type="float" office:value="7.47289836888331" calcext:value-type="float">
            <text:p>7,4728983689</text:p>
          </table:table-cell>
          <table:table-cell table:formula="of:=([.M9]+[.D9])/[.B9]" office:value-type="float" office:value="537.538770388959" calcext:value-type="float">
            <text:p>537,53877038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6.51932245922208" calcext:value-type="float">
            <text:p>6,5193224592</text:p>
          </table:table-cell>
          <table:table-cell table:formula="of:=[.D10]/[.B10]" office:value-type="float" office:value="6.93525721455458" calcext:value-type="float">
            <text:p>6,9352572146</text:p>
          </table:table-cell>
          <table:table-cell table:formula="of:=[.E10]/[.B10]" office:value-type="float" office:value="49.6446047678796" calcext:value-type="float">
            <text:p>49,6446047679</text:p>
          </table:table-cell>
          <table:table-cell table:formula="of:=([.F10]+[.D10])/[.B10]" office:value-type="float" office:value="6.93588456712673" calcext:value-type="float">
            <text:p>6,9358845671</text:p>
          </table:table-cell>
          <table:table-cell table:formula="of:=([.G10]+[.D10])/[.B10]" office:value-type="float" office:value="6.93588456712673" calcext:value-type="float">
            <text:p>6,9358845671</text:p>
          </table:table-cell>
          <table:table-cell table:formula="of:=([.H10]+[.D10])/[.B10]" office:value-type="float" office:value="6.93588456712673" calcext:value-type="float">
            <text:p>6,9358845671</text:p>
          </table:table-cell>
          <table:table-cell table:formula="of:=([.I10]+[.D10])/[.B10]" office:value-type="float" office:value="6.93588456712673" calcext:value-type="float">
            <text:p>6,9358845671</text:p>
          </table:table-cell>
          <table:table-cell table:formula="of:=([.F10]+[.D10])/[.B10]" office:value-type="float" office:value="6.93588456712673" calcext:value-type="float">
            <text:p>6,9358845671</text:p>
          </table:table-cell>
          <table:table-cell table:formula="of:=([.K10]+[.D10])/[.B10]" office:value-type="float" office:value="6.93588456712673" calcext:value-type="float">
            <text:p>6,9358845671</text:p>
          </table:table-cell>
          <table:table-cell table:formula="of:=([.L10]+[.D10])/[.B10]" office:value-type="float" office:value="6.93588456712673" calcext:value-type="float">
            <text:p>6,9358845671</text:p>
          </table:table-cell>
          <table:table-cell table:formula="of:=([.M10]+[.D10])/[.B10]" office:value-type="float" office:value="286.599623588457" calcext:value-type="float">
            <text:p>286,5996235885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6.60012547051443" calcext:value-type="float">
            <text:p>6,6001254705</text:p>
          </table:table-cell>
          <table:table-cell table:formula="of:=[.D11]/[.B11]" office:value-type="float" office:value="6.87779171894605" calcext:value-type="float">
            <text:p>6,8777917189</text:p>
          </table:table-cell>
          <table:table-cell table:formula="of:=[.E11]/[.B11]" office:value-type="float" office:value="43.2037013801757" calcext:value-type="float">
            <text:p>43,2037013802</text:p>
          </table:table-cell>
          <table:table-cell table:formula="of:=([.F11]+[.D11])/[.B11]" office:value-type="float" office:value="6.87841907151819" calcext:value-type="float">
            <text:p>6,8784190715</text:p>
          </table:table-cell>
          <table:table-cell table:formula="of:=([.G11]+[.D11])/[.B11]" office:value-type="float" office:value="6.87841907151819" calcext:value-type="float">
            <text:p>6,8784190715</text:p>
          </table:table-cell>
          <table:table-cell table:formula="of:=([.H11]+[.D11])/[.B11]" office:value-type="float" office:value="6.87841907151819" calcext:value-type="float">
            <text:p>6,8784190715</text:p>
          </table:table-cell>
          <table:table-cell table:formula="of:=([.I11]+[.D11])/[.B11]" office:value-type="float" office:value="6.87841907151819" calcext:value-type="float">
            <text:p>6,8784190715</text:p>
          </table:table-cell>
          <table:table-cell table:formula="of:=([.F11]+[.D11])/[.B11]" office:value-type="float" office:value="6.87841907151819" calcext:value-type="float">
            <text:p>6,8784190715</text:p>
          </table:table-cell>
          <table:table-cell table:formula="of:=([.K11]+[.D11])/[.B11]" office:value-type="float" office:value="6.87841907151819" calcext:value-type="float">
            <text:p>6,8784190715</text:p>
          </table:table-cell>
          <table:table-cell table:formula="of:=([.L11]+[.D11])/[.B11]" office:value-type="float" office:value="6.87841907151819" calcext:value-type="float">
            <text:p>6,8784190715</text:p>
          </table:table-cell>
          <table:table-cell table:formula="of:=([.M11]+[.D11])/[.B11]" office:value-type="float" office:value="280.983814303639" calcext:value-type="float">
            <text:p>280,983814303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7.36129234629862" calcext:value-type="float">
            <text:p>7,3612923463</text:p>
          </table:table-cell>
          <table:table-cell table:formula="of:=[.D12]/[.B12]" office:value-type="float" office:value="6.75746549560853" calcext:value-type="float">
            <text:p>6,7574654956</text:p>
          </table:table-cell>
          <table:table-cell table:formula="of:=[.E12]/[.B12]" office:value-type="float" office:value="42.8214554579674" calcext:value-type="float">
            <text:p>42,821455458</text:p>
          </table:table-cell>
          <table:table-cell table:formula="of:=([.F12]+[.D12])/[.B12]" office:value-type="float" office:value="6.75809284818068" calcext:value-type="float">
            <text:p>6,7580928482</text:p>
          </table:table-cell>
          <table:table-cell table:formula="of:=([.G12]+[.D12])/[.B12]" office:value-type="float" office:value="6.75809284818068" calcext:value-type="float">
            <text:p>6,7580928482</text:p>
          </table:table-cell>
          <table:table-cell table:formula="of:=([.H12]+[.D12])/[.B12]" office:value-type="float" office:value="6.75809284818068" calcext:value-type="float">
            <text:p>6,7580928482</text:p>
          </table:table-cell>
          <table:table-cell table:formula="of:=([.I12]+[.D12])/[.B12]" office:value-type="float" office:value="6.75809284818068" calcext:value-type="float">
            <text:p>6,7580928482</text:p>
          </table:table-cell>
          <table:table-cell table:formula="of:=([.F12]+[.D12])/[.B12]" office:value-type="float" office:value="6.75809284818068" calcext:value-type="float">
            <text:p>6,7580928482</text:p>
          </table:table-cell>
          <table:table-cell table:formula="of:=([.K12]+[.D12])/[.B12]" office:value-type="float" office:value="6.75809284818068" calcext:value-type="float">
            <text:p>6,7580928482</text:p>
          </table:table-cell>
          <table:table-cell table:formula="of:=([.L12]+[.D12])/[.B12]" office:value-type="float" office:value="6.75809284818068" calcext:value-type="float">
            <text:p>6,7580928482</text:p>
          </table:table-cell>
          <table:table-cell table:formula="of:=([.M12]+[.D12])/[.B12]" office:value-type="float" office:value="311.229861982434" calcext:value-type="float">
            <text:p>311,2298619824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21.0653921568627" calcext:value-type="float">
            <text:p>21,0653921569</text:p>
          </table:table-cell>
          <table:table-cell table:formula="of:=[.D14]/[.B14]" office:value-type="float" office:value="20.8369607843137" calcext:value-type="float">
            <text:p>20,8369607843</text:p>
          </table:table-cell>
          <table:table-cell table:formula="of:=[.E14]/[.B14]" office:value-type="float" office:value="436.767647058824" calcext:value-type="float">
            <text:p>436,7676470588</text:p>
          </table:table-cell>
          <table:table-cell table:formula="of:=[.F14]/[.B14]" office:value-type="float" office:value="2671.76470588235" calcext:value-type="float">
            <text:p>2671,7647058824</text:p>
          </table:table-cell>
          <table:table-cell table:formula="of:=[.G14]/[.B14]" office:value-type="float" office:value="2507.16666666667" calcext:value-type="float">
            <text:p>2507,1666666667</text:p>
          </table:table-cell>
          <table:table-cell table:formula="of:=[.H14]/[.B14]" office:value-type="float" office:value="2435.95098039216" calcext:value-type="float">
            <text:p>2435,9509803922</text:p>
          </table:table-cell>
          <table:table-cell/>
          <table:table-cell table:formula="of:=[.J14]/[.B14]" office:value-type="float" office:value="2209.73529411765" calcext:value-type="float">
            <text:p>2209,7352941177</text:p>
          </table:table-cell>
          <table:table-cell table:formula="of:=[.K14]/[.B14]" office:value-type="float" office:value="1907.55882352941" calcext:value-type="float">
            <text:p>1907,5588235294</text:p>
          </table:table-cell>
          <table:table-cell table:formula="of:=[.L14]/[.B14]" office:value-type="float" office:value="1625.93137254902" calcext:value-type="float">
            <text:p>1625,931372549</text:p>
          </table:table-cell>
          <table:table-cell table:formula="of:=[.M14]/[.B14]" office:value-type="float" office:value="2770.54901960784" calcext:value-type="float">
            <text:p>2770,54901960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0.3973529411765" calcext:value-type="float">
            <text:p>10,3973529412</text:p>
          </table:table-cell>
          <table:table-cell table:formula="of:=[.D15]/[.B15]" office:value-type="float" office:value="10.7895098039216" calcext:value-type="float">
            <text:p>10,7895098039</text:p>
          </table:table-cell>
          <table:table-cell table:formula="of:=[.E15]/[.B15]" office:value-type="float" office:value="85.3557843137255" calcext:value-type="float">
            <text:p>85,3557843137</text:p>
          </table:table-cell>
          <table:table-cell table:formula="of:=[.F15]/[.B15]" office:value-type="float" office:value="525.796078431373" calcext:value-type="float">
            <text:p>525,7960784314</text:p>
          </table:table-cell>
          <table:table-cell table:formula="of:=[.G15]/[.B15]" office:value-type="float" office:value="232.287254901961" calcext:value-type="float">
            <text:p>232,287254902</text:p>
          </table:table-cell>
          <table:table-cell table:formula="of:=[.H15]/[.B15]" office:value-type="float" office:value="135.998039215686" calcext:value-type="float">
            <text:p>135,9980392157</text:p>
          </table:table-cell>
          <table:table-cell/>
          <table:table-cell table:formula="of:=[.J15]/[.B15]" office:value-type="float" office:value="123.721568627451" calcext:value-type="float">
            <text:p>123,7215686275</text:p>
          </table:table-cell>
          <table:table-cell table:formula="of:=[.K15]/[.B15]" office:value-type="float" office:value="98.1725490196078" calcext:value-type="float">
            <text:p>98,1725490196</text:p>
          </table:table-cell>
          <table:table-cell table:formula="of:=[.L15]/[.B15]" office:value-type="float" office:value="117.896078431373" calcext:value-type="float">
            <text:p>117,8960784314</text:p>
          </table:table-cell>
          <table:table-cell table:formula="of:=[.M15]/[.B15]" office:value-type="float" office:value="744.186274509804" calcext:value-type="float">
            <text:p>744,186274509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0.5940196078431" calcext:value-type="float">
            <text:p>10,5940196078</text:p>
          </table:table-cell>
          <table:table-cell table:formula="of:=[.D16]/[.B16]" office:value-type="float" office:value="9.97637254901961" calcext:value-type="float">
            <text:p>9,976372549</text:p>
          </table:table-cell>
          <table:table-cell table:formula="of:=[.E16]/[.B16]" office:value-type="float" office:value="48.696862745098" calcext:value-type="float">
            <text:p>48,6968627451</text:p>
          </table:table-cell>
          <table:table-cell table:formula="of:=[.F16]/[.B16]" office:value-type="float" office:value="187.21568627451" calcext:value-type="float">
            <text:p>187,2156862745</text:p>
          </table:table-cell>
          <table:table-cell table:formula="of:=[.G16]/[.B16]" office:value-type="float" office:value="74.5908823529412" calcext:value-type="float">
            <text:p>74,5908823529</text:p>
          </table:table-cell>
          <table:table-cell table:formula="of:=[.H16]/[.B16]" office:value-type="float" office:value="62.2044117647059" calcext:value-type="float">
            <text:p>62,2044117647</text:p>
          </table:table-cell>
          <table:table-cell/>
          <table:table-cell table:formula="of:=[.J16]/[.B16]" office:value-type="float" office:value="58.0556862745098" calcext:value-type="float">
            <text:p>58,0556862745</text:p>
          </table:table-cell>
          <table:table-cell table:formula="of:=[.K16]/[.B16]" office:value-type="float" office:value="57.6212745098039" calcext:value-type="float">
            <text:p>57,6212745098</text:p>
          </table:table-cell>
          <table:table-cell table:formula="of:=[.L16]/[.B16]" office:value-type="float" office:value="66.256568627451" calcext:value-type="float">
            <text:p>66,2565686275</text:p>
          </table:table-cell>
          <table:table-cell table:formula="of:=[.M16]/[.B16]" office:value-type="float" office:value="542.396078431373" calcext:value-type="float">
            <text:p>542,39607843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12.2639215686275" calcext:value-type="float">
            <text:p>12,2639215686</text:p>
          </table:table-cell>
          <table:table-cell table:formula="of:=[.D17]/[.B17]" office:value-type="float" office:value="12.7642156862745" calcext:value-type="float">
            <text:p>12,7642156863</text:p>
          </table:table-cell>
          <table:table-cell table:formula="of:=[.E17]/[.B17]" office:value-type="float" office:value="256.077450980392" calcext:value-type="float">
            <text:p>256,0774509804</text:p>
          </table:table-cell>
          <table:table-cell table:formula="of:=[.F17]/[.B17]" office:value-type="float" office:value="1566.39215686275" calcext:value-type="float">
            <text:p>1566,3921568628</text:p>
          </table:table-cell>
          <table:table-cell table:formula="of:=[.G17]/[.B17]" office:value-type="float" office:value="1459.44117647059" calcext:value-type="float">
            <text:p>1459,4411764706</text:p>
          </table:table-cell>
          <table:table-cell table:formula="of:=[.H17]/[.B17]" office:value-type="float" office:value="1261.20588235294" calcext:value-type="float">
            <text:p>1261,205882353</text:p>
          </table:table-cell>
          <table:table-cell/>
          <table:table-cell table:formula="of:=[.J17]/[.B17]" office:value-type="float" office:value="972.410784313725" calcext:value-type="float">
            <text:p>972,4107843137</text:p>
          </table:table-cell>
          <table:table-cell table:formula="of:=[.K17]/[.B17]" office:value-type="float" office:value="723.689215686274" calcext:value-type="float">
            <text:p>723,6892156863</text:p>
          </table:table-cell>
          <table:table-cell table:formula="of:=[.L17]/[.B17]" office:value-type="float" office:value="374.310784313725" calcext:value-type="float">
            <text:p>374,3107843137</text:p>
          </table:table-cell>
          <table:table-cell table:formula="of:=[.M17]/[.B17]" office:value-type="float" office:value="1640.51960784314" calcext:value-type="float">
            <text:p>1640,519607843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0.8155882352941" calcext:value-type="float">
            <text:p>10,8155882353</text:p>
          </table:table-cell>
          <table:table-cell table:formula="of:=[.D18]/[.B18]" office:value-type="float" office:value="10.6528431372549" calcext:value-type="float">
            <text:p>10,6528431373</text:p>
          </table:table-cell>
          <table:table-cell table:formula="of:=[.E18]/[.B18]" office:value-type="float" office:value="79.491568627451" calcext:value-type="float">
            <text:p>79,4915686275</text:p>
          </table:table-cell>
          <table:table-cell table:formula="of:=[.F18]/[.B18]" office:value-type="float" office:value="445.589215686274" calcext:value-type="float">
            <text:p>445,5892156863</text:p>
          </table:table-cell>
          <table:table-cell table:formula="of:=[.G18]/[.B18]" office:value-type="float" office:value="236.33431372549" calcext:value-type="float">
            <text:p>236,3343137255</text:p>
          </table:table-cell>
          <table:table-cell table:formula="of:=[.H18]/[.B18]" office:value-type="float" office:value="97.7135294117647" calcext:value-type="float">
            <text:p>97,7135294118</text:p>
          </table:table-cell>
          <table:table-cell/>
          <table:table-cell table:formula="of:=[.J18]/[.B18]" office:value-type="float" office:value="96.763431372549" calcext:value-type="float">
            <text:p>96,7634313725</text:p>
          </table:table-cell>
          <table:table-cell table:formula="of:=[.K18]/[.B18]" office:value-type="float" office:value="96.3945098039216" calcext:value-type="float">
            <text:p>96,3945098039</text:p>
          </table:table-cell>
          <table:table-cell table:formula="of:=[.L18]/[.B18]" office:value-type="float" office:value="115.445098039216" calcext:value-type="float">
            <text:p>115,4450980392</text:p>
          </table:table-cell>
          <table:table-cell table:formula="of:=[.M18]/[.B18]" office:value-type="float" office:value="712.16862745098" calcext:value-type="float">
            <text:p>712,16862745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0.2289215686275" calcext:value-type="float">
            <text:p>10,2289215686</text:p>
          </table:table-cell>
          <table:table-cell table:formula="of:=[.D19]/[.B19]" office:value-type="float" office:value="10.5789215686275" calcext:value-type="float">
            <text:p>10,5789215686</text:p>
          </table:table-cell>
          <table:table-cell table:formula="of:=[.E19]/[.B19]" office:value-type="float" office:value="68.061568627451" calcext:value-type="float">
            <text:p>68,0615686275</text:p>
          </table:table-cell>
          <table:table-cell table:formula="of:=[.F19]/[.B19]" office:value-type="float" office:value="347.636274509804" calcext:value-type="float">
            <text:p>347,6362745098</text:p>
          </table:table-cell>
          <table:table-cell table:formula="of:=[.G19]/[.B19]" office:value-type="float" office:value="106.477450980392" calcext:value-type="float">
            <text:p>106,4774509804</text:p>
          </table:table-cell>
          <table:table-cell table:formula="of:=[.H19]/[.B19]" office:value-type="float" office:value="84.0424509803922" calcext:value-type="float">
            <text:p>84,0424509804</text:p>
          </table:table-cell>
          <table:table-cell/>
          <table:table-cell table:formula="of:=[.J19]/[.B19]" office:value-type="float" office:value="89.4043137254902" calcext:value-type="float">
            <text:p>89,4043137255</text:p>
          </table:table-cell>
          <table:table-cell table:formula="of:=[.K19]/[.B19]" office:value-type="float" office:value="84.1855882352941" calcext:value-type="float">
            <text:p>84,1855882353</text:p>
          </table:table-cell>
          <table:table-cell table:formula="of:=[.L19]/[.B19]" office:value-type="float" office:value="97.7512745098039" calcext:value-type="float">
            <text:p>97,7512745098</text:p>
          </table:table-cell>
          <table:table-cell table:formula="of:=[.M19]/[.B19]" office:value-type="float" office:value="631.401960784314" calcext:value-type="float">
            <text:p>631,401960784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7104901960784" calcext:value-type="float">
            <text:p>10,7104901961</text:p>
          </table:table-cell>
          <table:table-cell table:formula="of:=[.D20]/[.B20]" office:value-type="float" office:value="10.6498039215686" calcext:value-type="float">
            <text:p>10,6498039216</text:p>
          </table:table-cell>
          <table:table-cell table:formula="of:=[.E20]/[.B20]" office:value-type="float" office:value="68.0151960784314" calcext:value-type="float">
            <text:p>68,0151960784</text:p>
          </table:table-cell>
          <table:table-cell table:formula="of:=[.F20]/[.B20]" office:value-type="float" office:value="348.06862745098" calcext:value-type="float">
            <text:p>348,068627451</text:p>
          </table:table-cell>
          <table:table-cell table:formula="of:=[.G20]/[.B20]" office:value-type="float" office:value="101.678431372549" calcext:value-type="float">
            <text:p>101,6784313725</text:p>
          </table:table-cell>
          <table:table-cell table:formula="of:=[.H20]/[.B20]" office:value-type="float" office:value="87.0280392156863" calcext:value-type="float">
            <text:p>87,0280392157</text:p>
          </table:table-cell>
          <table:table-cell/>
          <table:table-cell table:formula="of:=[.J20]/[.B20]" office:value-type="float" office:value="81.9040196078431" calcext:value-type="float">
            <text:p>81,9040196078</text:p>
          </table:table-cell>
          <table:table-cell table:formula="of:=[.K20]/[.B20]" office:value-type="float" office:value="83.0069607843137" calcext:value-type="float">
            <text:p>83,0069607843</text:p>
          </table:table-cell>
          <table:table-cell table:formula="of:=[.L20]/[.B20]" office:value-type="float" office:value="96.811862745098" calcext:value-type="float">
            <text:p>96,8118627451</text:p>
          </table:table-cell>
          <table:table-cell table:formula="of:=[.M20]/[.B20]" office:value-type="float" office:value="645.121568627451" calcext:value-type="float">
            <text:p>645,121568627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31.8606309148265" calcext:value-type="float">
            <text:p>31,8606309148</text:p>
          </table:table-cell>
          <table:table-cell table:formula="of:=[.D22]/[.B22]" office:value-type="float" office:value="29.3429022082019" calcext:value-type="float">
            <text:p>29,3429022082</text:p>
          </table:table-cell>
          <table:table-cell table:formula="of:=[.E22]/[.B22]" office:value-type="float" office:value="555.527444794953" calcext:value-type="float">
            <text:p>555,527444795</text:p>
          </table:table-cell>
          <table:table-cell table:formula="of:=[.F22]/[.B22]" office:value-type="float" office:value="3339.95583596214" calcext:value-type="float">
            <text:p>3339,9558359622</text:p>
          </table:table-cell>
          <table:table-cell table:formula="of:=[.G22]/[.B22]" office:value-type="float" office:value="3287.23659305994" calcext:value-type="float">
            <text:p>3287,2365930599</text:p>
          </table:table-cell>
          <table:table-cell table:formula="of:=[.H22]/[.B22]" office:value-type="float" office:value="3215.90536277603" calcext:value-type="float">
            <text:p>3215,905362776</text:p>
          </table:table-cell>
          <table:table-cell/>
          <table:table-cell table:formula="of:=[.J22]/[.B22]" office:value-type="float" office:value="2847.62776025237" calcext:value-type="float">
            <text:p>2847,6277602524</text:p>
          </table:table-cell>
          <table:table-cell table:formula="of:=[.K22]/[.B22]" office:value-type="float" office:value="1892.01261829653" calcext:value-type="float">
            <text:p>1892,0126182965</text:p>
          </table:table-cell>
          <table:table-cell table:formula="of:=[.L22]/[.B22]" office:value-type="float" office:value="1614.11356466877" calcext:value-type="float">
            <text:p>1614,1135646688</text:p>
          </table:table-cell>
          <table:table-cell table:formula="of:=[.M22]/[.B22]" office:value-type="float" office:value="3502.22082018927" calcext:value-type="float">
            <text:p>3502,220820189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9.8119242902208" calcext:value-type="float">
            <text:p>19,8119242902</text:p>
          </table:table-cell>
          <table:table-cell table:formula="of:=[.D23]/[.B23]" office:value-type="float" office:value="20.7548895899054" calcext:value-type="float">
            <text:p>20,7548895899</text:p>
          </table:table-cell>
          <table:table-cell table:formula="of:=[.E23]/[.B23]" office:value-type="float" office:value="115.961514195584" calcext:value-type="float">
            <text:p>115,9615141956</text:p>
          </table:table-cell>
          <table:table-cell table:formula="of:=[.F23]/[.B23]" office:value-type="float" office:value="594.357097791798" calcext:value-type="float">
            <text:p>594,3570977918</text:p>
          </table:table-cell>
          <table:table-cell table:formula="of:=[.G23]/[.B23]" office:value-type="float" office:value="403.016403785489" calcext:value-type="float">
            <text:p>403,0164037855</text:p>
          </table:table-cell>
          <table:table-cell table:formula="of:=[.H23]/[.B23]" office:value-type="float" office:value="192.417034700315" calcext:value-type="float">
            <text:p>192,4170347003</text:p>
          </table:table-cell>
          <table:table-cell/>
          <table:table-cell table:formula="of:=[.J23]/[.B23]" office:value-type="float" office:value="305.222712933754" calcext:value-type="float">
            <text:p>305,2227129338</text:p>
          </table:table-cell>
          <table:table-cell table:formula="of:=[.K23]/[.B23]" office:value-type="float" office:value="185.415141955836" calcext:value-type="float">
            <text:p>185,4151419558</text:p>
          </table:table-cell>
          <table:table-cell table:formula="of:=[.L23]/[.B23]" office:value-type="float" office:value="320.716088328076" calcext:value-type="float">
            <text:p>320,7160883281</text:p>
          </table:table-cell>
          <table:table-cell table:formula="of:=[.M23]/[.B23]" office:value-type="float" office:value="974.403785488959" calcext:value-type="float">
            <text:p>974,40378548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9.3736277602524" calcext:value-type="float">
            <text:p>19,3736277603</text:p>
          </table:table-cell>
          <table:table-cell table:formula="of:=[.D24]/[.B24]" office:value-type="float" office:value="21.204858044164" calcext:value-type="float">
            <text:p>21,2048580442</text:p>
          </table:table-cell>
          <table:table-cell table:formula="of:=[.E24]/[.B24]" office:value-type="float" office:value="55.3579179810726" calcext:value-type="float">
            <text:p>55,3579179811</text:p>
          </table:table-cell>
          <table:table-cell table:formula="of:=[.F24]/[.B24]" office:value-type="float" office:value="148.912933753943" calcext:value-type="float">
            <text:p>148,9129337539</text:p>
          </table:table-cell>
          <table:table-cell table:formula="of:=[.G24]/[.B24]" office:value-type="float" office:value="129.905362776025" calcext:value-type="float">
            <text:p>129,905362776</text:p>
          </table:table-cell>
          <table:table-cell table:formula="of:=[.H24]/[.B24]" office:value-type="float" office:value="124.903470031546" calcext:value-type="float">
            <text:p>124,9034700315</text:p>
          </table:table-cell>
          <table:table-cell/>
          <table:table-cell table:formula="of:=[.J24]/[.B24]" office:value-type="float" office:value="120.462460567823" calcext:value-type="float">
            <text:p>120,4624605678</text:p>
          </table:table-cell>
          <table:table-cell table:formula="of:=[.K24]/[.B24]" office:value-type="float" office:value="123.000630914827" calcext:value-type="float">
            <text:p>123,0006309148</text:p>
          </table:table-cell>
          <table:table-cell table:formula="of:=[.L24]/[.B24]" office:value-type="float" office:value="121.344479495268" calcext:value-type="float">
            <text:p>121,3444794953</text:p>
          </table:table-cell>
          <table:table-cell table:formula="of:=[.M24]/[.B24]" office:value-type="float" office:value="653.299684542587" calcext:value-type="float">
            <text:p>653,299684542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23.9794321766561" calcext:value-type="float">
            <text:p>23,9794321767</text:p>
          </table:table-cell>
          <table:table-cell table:formula="of:=[.D25]/[.B25]" office:value-type="float" office:value="25.1991798107256" calcext:value-type="float">
            <text:p>25,1991798107</text:p>
          </table:table-cell>
          <table:table-cell table:formula="of:=[.E25]/[.B25]" office:value-type="float" office:value="299.586119873817" calcext:value-type="float">
            <text:p>299,5861198738</text:p>
          </table:table-cell>
          <table:table-cell table:formula="of:=[.F25]/[.B25]" office:value-type="float" office:value="1749.92429022082" calcext:value-type="float">
            <text:p>1749,9242902208</text:p>
          </table:table-cell>
          <table:table-cell table:formula="of:=[.G25]/[.B25]" office:value-type="float" office:value="1478.34700315457" calcext:value-type="float">
            <text:p>1478,3470031546</text:p>
          </table:table-cell>
          <table:table-cell table:formula="of:=[.H25]/[.B25]" office:value-type="float" office:value="1087.89905362776" calcext:value-type="float">
            <text:p>1087,8990536278</text:p>
          </table:table-cell>
          <table:table-cell/>
          <table:table-cell table:formula="of:=[.J25]/[.B25]" office:value-type="float" office:value="405.311041009464" calcext:value-type="float">
            <text:p>405,3110410095</text:p>
          </table:table-cell>
          <table:table-cell table:formula="of:=[.K25]/[.B25]" office:value-type="float" office:value="400.993059936909" calcext:value-type="float">
            <text:p>400,9930599369</text:p>
          </table:table-cell>
          <table:table-cell table:formula="of:=[.L25]/[.B25]" office:value-type="float" office:value="477.698422712934" calcext:value-type="float">
            <text:p>477,6984227129</text:p>
          </table:table-cell>
          <table:table-cell table:formula="of:=[.M25]/[.B25]" office:value-type="float" office:value="1949.54574132492" calcext:value-type="float">
            <text:p>1949,545741324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2375394321767" calcext:value-type="float">
            <text:p>19,2375394322</text:p>
          </table:table-cell>
          <table:table-cell table:formula="of:=[.D26]/[.B26]" office:value-type="float" office:value="21.4365930599369" calcext:value-type="float">
            <text:p>21,4365930599</text:p>
          </table:table-cell>
          <table:table-cell table:formula="of:=[.E26]/[.B26]" office:value-type="float" office:value="103.478864353312" calcext:value-type="float">
            <text:p>103,4788643533</text:p>
          </table:table-cell>
          <table:table-cell table:formula="of:=[.F26]/[.B26]" office:value-type="float" office:value="202.167823343849" calcext:value-type="float">
            <text:p>202,1678233438</text:p>
          </table:table-cell>
          <table:table-cell table:formula="of:=[.G26]/[.B26]" office:value-type="float" office:value="179.469400630915" calcext:value-type="float">
            <text:p>179,4694006309</text:p>
          </table:table-cell>
          <table:table-cell table:formula="of:=[.H26]/[.B26]" office:value-type="float" office:value="175.302839116719" calcext:value-type="float">
            <text:p>175,3028391167</text:p>
          </table:table-cell>
          <table:table-cell/>
          <table:table-cell table:formula="of:=[.J26]/[.B26]" office:value-type="float" office:value="169.847318611987" calcext:value-type="float">
            <text:p>169,847318612</text:p>
          </table:table-cell>
          <table:table-cell table:formula="of:=[.K26]/[.B26]" office:value-type="float" office:value="166.680126182965" calcext:value-type="float">
            <text:p>166,680126183</text:p>
          </table:table-cell>
          <table:table-cell table:formula="of:=[.L26]/[.B26]" office:value-type="float" office:value="180.659305993691" calcext:value-type="float">
            <text:p>180,6593059937</text:p>
          </table:table-cell>
          <table:table-cell table:formula="of:=[.M26]/[.B26]" office:value-type="float" office:value="828.826498422713" calcext:value-type="float">
            <text:p>828,8264984227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18.4535015772871" calcext:value-type="float">
            <text:p>18,4535015773</text:p>
          </table:table-cell>
          <table:table-cell table:formula="of:=[.D27]/[.B27]" office:value-type="float" office:value="21.3424605678233" calcext:value-type="float">
            <text:p>21,3424605678</text:p>
          </table:table-cell>
          <table:table-cell table:formula="of:=[.E27]/[.B27]" office:value-type="float" office:value="78.9716088328076" calcext:value-type="float">
            <text:p>78,9716088328</text:p>
          </table:table-cell>
          <table:table-cell table:formula="of:=[.F27]/[.B27]" office:value-type="float" office:value="180.098422712934" calcext:value-type="float">
            <text:p>180,0984227129</text:p>
          </table:table-cell>
          <table:table-cell table:formula="of:=[.G27]/[.B27]" office:value-type="float" office:value="160.167823343849" calcext:value-type="float">
            <text:p>160,1678233438</text:p>
          </table:table-cell>
          <table:table-cell table:formula="of:=[.H27]/[.B27]" office:value-type="float" office:value="155.714195583596" calcext:value-type="float">
            <text:p>155,7141955836</text:p>
          </table:table-cell>
          <table:table-cell/>
          <table:table-cell table:formula="of:=[.J27]/[.B27]" office:value-type="float" office:value="151.794952681388" calcext:value-type="float">
            <text:p>151,7949526814</text:p>
          </table:table-cell>
          <table:table-cell table:formula="of:=[.K27]/[.B27]" office:value-type="float" office:value="147.584858044164" calcext:value-type="float">
            <text:p>147,5848580442</text:p>
          </table:table-cell>
          <table:table-cell table:formula="of:=[.L27]/[.B27]" office:value-type="float" office:value="173.680126182965" calcext:value-type="float">
            <text:p>173,680126183</text:p>
          </table:table-cell>
          <table:table-cell table:formula="of:=[.M27]/[.B27]" office:value-type="float" office:value="733.646687697161" calcext:value-type="float">
            <text:p>733,646687697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8.6202523659306" calcext:value-type="float">
            <text:p>18,6202523659</text:p>
          </table:table-cell>
          <table:table-cell table:formula="of:=[.D28]/[.B28]" office:value-type="float" office:value="20.4851104100946" calcext:value-type="float">
            <text:p>20,4851104101</text:p>
          </table:table-cell>
          <table:table-cell table:formula="of:=[.E28]/[.B28]" office:value-type="float" office:value="79.2353312302839" calcext:value-type="float">
            <text:p>79,2353312303</text:p>
          </table:table-cell>
          <table:table-cell table:formula="of:=[.F28]/[.B28]" office:value-type="float" office:value="167.509779179811" calcext:value-type="float">
            <text:p>167,5097791798</text:p>
          </table:table-cell>
          <table:table-cell table:formula="of:=[.G28]/[.B28]" office:value-type="float" office:value="159.553312302839" calcext:value-type="float">
            <text:p>159,5533123028</text:p>
          </table:table-cell>
          <table:table-cell table:formula="of:=[.H28]/[.B28]" office:value-type="float" office:value="153.502208201893" calcext:value-type="float">
            <text:p>153,5022082019</text:p>
          </table:table-cell>
          <table:table-cell/>
          <table:table-cell table:formula="of:=[.J28]/[.B28]" office:value-type="float" office:value="150.116088328076" calcext:value-type="float">
            <text:p>150,1160883281</text:p>
          </table:table-cell>
          <table:table-cell table:formula="of:=[.K28]/[.B28]" office:value-type="float" office:value="147.411356466877" calcext:value-type="float">
            <text:p>147,4113564669</text:p>
          </table:table-cell>
          <table:table-cell table:formula="of:=[.L28]/[.B28]" office:value-type="float" office:value="156.613880126183" calcext:value-type="float">
            <text:p>156,6138801262</text:p>
          </table:table-cell>
          <table:table-cell table:formula="of:=[.M28]/[.B28]" office:value-type="float" office:value="745.753943217666" calcext:value-type="float">
            <text:p>745,7539432177</text:p>
          </table:table-cell>
          <table:table-cell table:number-columns-repeated="101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5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594" calcext:value-type="float">
            <text:p>1,594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594" calcext:value-type="float">
            <text:p>1,594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02" calcext:value-type="float">
            <text:p>1,02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585" calcext:value-type="float">
            <text:p>1,58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585" calcext:value-type="float">
            <text:p>1,58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2.6294855708908" calcext:value-type="float">
            <text:p>12,6294855709</text:p>
          </table:table-cell>
          <table:table-cell table:formula="of:=[.D3]/[.B3]" office:value-type="float" office:value="11.7439146800502" calcext:value-type="float">
            <text:p>11,7439146801</text:p>
          </table:table-cell>
          <table:table-cell table:formula="of:=[.E3]/[.B3]" office:value-type="float" office:value="283.368883312422" calcext:value-type="float">
            <text:p>283,3688833124</text:p>
          </table:table-cell>
          <table:table-cell table:formula="of:=[.F3]/[.B3]" office:value-type="float" office:value="1646.85696361355" calcext:value-type="float">
            <text:p>1646,8569636136</text:p>
          </table:table-cell>
          <table:table-cell table:formula="of:=[.G3]/[.B3]" office:value-type="float" office:value="1579.36637390213" calcext:value-type="float">
            <text:p>1579,3663739021</text:p>
          </table:table-cell>
          <table:table-cell table:formula="of:=[.H3]/[.B3]" office:value-type="float" office:value="1257.99247176913" calcext:value-type="float">
            <text:p>1257,9924717691</text:p>
          </table:table-cell>
          <table:table-cell table:formula="of:=[.I3]/[.B3]" office:value-type="float" office:value="920.803011292346" calcext:value-type="float">
            <text:p>920,8030112923</text:p>
          </table:table-cell>
          <table:table-cell table:formula="of:=[.J3]/[.B3]" office:value-type="float" office:value="524.352572145546" calcext:value-type="float">
            <text:p>524,3525721455</text:p>
          </table:table-cell>
          <table:table-cell table:formula="of:=[.K3]/[.B3]" office:value-type="float" office:value="647.089084065245" calcext:value-type="float">
            <text:p>647,0890840652</text:p>
          </table:table-cell>
          <table:table-cell table:formula="of:=[.L3]/[.B3]" office:value-type="float" office:value="1759.70514429109" calcext:value-type="float">
            <text:p>1759,705144291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7.3590338770389" calcext:value-type="float">
            <text:p>7,359033877</text:p>
          </table:table-cell>
          <table:table-cell table:formula="of:=[.D4]/[.B4]" office:value-type="float" office:value="6.83569636135508" calcext:value-type="float">
            <text:p>6,8356963614</text:p>
          </table:table-cell>
          <table:table-cell table:formula="of:=[.E4]/[.B4]" office:value-type="float" office:value="59.783626097867" calcext:value-type="float">
            <text:p>59,7836260979</text:p>
          </table:table-cell>
          <table:table-cell table:formula="of:=[.F4]/[.B4]" office:value-type="float" office:value="224.833124215809" calcext:value-type="float">
            <text:p>224,8331242158</text:p>
          </table:table-cell>
          <table:table-cell table:formula="of:=[.G4]/[.B4]" office:value-type="float" office:value="159.322459222083" calcext:value-type="float">
            <text:p>159,3224592221</text:p>
          </table:table-cell>
          <table:table-cell table:formula="of:=[.H4]/[.B4]" office:value-type="float" office:value="68.4749058971142" calcext:value-type="float">
            <text:p>68,4749058971</text:p>
          </table:table-cell>
          <table:table-cell table:formula="of:=[.I4]/[.B4]" office:value-type="float" office:value="68.9648682559599" calcext:value-type="float">
            <text:p>68,964868256</text:p>
          </table:table-cell>
          <table:table-cell table:formula="of:=[.J4]/[.B4]" office:value-type="float" office:value="68.3726474278545" calcext:value-type="float">
            <text:p>68,3726474279</text:p>
          </table:table-cell>
          <table:table-cell table:formula="of:=[.K4]/[.B4]" office:value-type="float" office:value="81.6994981179423" calcext:value-type="float">
            <text:p>81,6994981179</text:p>
          </table:table-cell>
          <table:table-cell table:formula="of:=[.L4]/[.B4]" office:value-type="float" office:value="485.768506900878" calcext:value-type="float">
            <text:p>485,76850690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6.56524466750314" calcext:value-type="float">
            <text:p>6,5652446675</text:p>
          </table:table-cell>
          <table:table-cell table:formula="of:=[.D5]/[.B5]" office:value-type="float" office:value="6.69573400250941" calcext:value-type="float">
            <text:p>6,6957340025</text:p>
          </table:table-cell>
          <table:table-cell table:formula="of:=[.E5]/[.B5]" office:value-type="float" office:value="31.3297992471769" calcext:value-type="float">
            <text:p>31,3297992472</text:p>
          </table:table-cell>
          <table:table-cell table:formula="of:=[.F5]/[.B5]" office:value-type="float" office:value="38.7780426599749" calcext:value-type="float">
            <text:p>38,77804266</text:p>
          </table:table-cell>
          <table:table-cell table:formula="of:=[.G5]/[.B5]" office:value-type="float" office:value="38.2610414052698" calcext:value-type="float">
            <text:p>38,2610414053</text:p>
          </table:table-cell>
          <table:table-cell table:formula="of:=[.H5]/[.B5]" office:value-type="float" office:value="38.688582183187" calcext:value-type="float">
            <text:p>38,6885821832</text:p>
          </table:table-cell>
          <table:table-cell table:formula="of:=[.I5]/[.B5]" office:value-type="float" office:value="38.4733375156838" calcext:value-type="float">
            <text:p>38,4733375157</text:p>
          </table:table-cell>
          <table:table-cell table:formula="of:=[.J5]/[.B5]" office:value-type="float" office:value="38.7932245922208" calcext:value-type="float">
            <text:p>38,7932245922</text:p>
          </table:table-cell>
          <table:table-cell table:formula="of:=[.K5]/[.B5]" office:value-type="float" office:value="43.1680677540778" calcext:value-type="float">
            <text:p>43,1680677541</text:p>
          </table:table-cell>
          <table:table-cell table:formula="of:=[.L5]/[.B5]" office:value-type="float" office:value="329.05834378921" calcext:value-type="float">
            <text:p>329,05834378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96543287327478" calcext:value-type="float">
            <text:p>7,9654328733</text:p>
          </table:table-cell>
          <table:table-cell table:formula="of:=[.D6]/[.B6]" office:value-type="float" office:value="7.47227101631117" calcext:value-type="float">
            <text:p>7,4722710163</text:p>
          </table:table-cell>
          <table:table-cell table:formula="of:=[.E6]/[.B6]" office:value-type="float" office:value="138.764742785445" calcext:value-type="float">
            <text:p>138,7647427854</text:p>
          </table:table-cell>
          <table:table-cell table:formula="of:=[.F6]/[.B6]" office:value-type="float" office:value="711.794228356336" calcext:value-type="float">
            <text:p>711,7942283563</text:p>
          </table:table-cell>
          <table:table-cell table:formula="of:=[.G6]/[.B6]" office:value-type="float" office:value="409.8626097867" calcext:value-type="float">
            <text:p>409,8626097867</text:p>
          </table:table-cell>
          <table:table-cell table:formula="of:=[.H6]/[.B6]" office:value-type="float" office:value="157.868255959849" calcext:value-type="float">
            <text:p>157,8682559599</text:p>
          </table:table-cell>
          <table:table-cell table:formula="of:=[.I6]/[.B6]" office:value-type="float" office:value="161.548306148055" calcext:value-type="float">
            <text:p>161,5483061481</text:p>
          </table:table-cell>
          <table:table-cell table:formula="of:=[.J6]/[.B6]" office:value-type="float" office:value="158.645545796738" calcext:value-type="float">
            <text:p>158,6455457967</text:p>
          </table:table-cell>
          <table:table-cell table:formula="of:=[.K6]/[.B6]" office:value-type="float" office:value="196.461104140527" calcext:value-type="float">
            <text:p>196,4611041405</text:p>
          </table:table-cell>
          <table:table-cell table:formula="of:=[.L6]/[.B6]" office:value-type="float" office:value="882.979924717692" calcext:value-type="float">
            <text:p>882,979924717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6.51932245922208" calcext:value-type="float">
            <text:p>6,5193224592</text:p>
          </table:table-cell>
          <table:table-cell table:formula="of:=[.D7]/[.B7]" office:value-type="float" office:value="6.93525721455458" calcext:value-type="float">
            <text:p>6,9352572146</text:p>
          </table:table-cell>
          <table:table-cell table:formula="of:=[.E7]/[.B7]" office:value-type="float" office:value="49.6446047678796" calcext:value-type="float">
            <text:p>49,6446047679</text:p>
          </table:table-cell>
          <table:table-cell table:formula="of:=[.F7]/[.B7]" office:value-type="float" office:value="58.309661229611" calcext:value-type="float">
            <text:p>58,3096612296</text:p>
          </table:table-cell>
          <table:table-cell table:formula="of:=[.G7]/[.B7]" office:value-type="float" office:value="57.7734629861983" calcext:value-type="float">
            <text:p>57,7734629862</text:p>
          </table:table-cell>
          <table:table-cell table:formula="of:=[.H7]/[.B7]" office:value-type="float" office:value="57.1964240903388" calcext:value-type="float">
            <text:p>57,1964240903</text:p>
          </table:table-cell>
          <table:table-cell table:formula="of:=[.I7]/[.B7]" office:value-type="float" office:value="58.43626097867" calcext:value-type="float">
            <text:p>58,4362609787</text:p>
          </table:table-cell>
          <table:table-cell table:formula="of:=[.J7]/[.B7]" office:value-type="float" office:value="58.5249058971142" calcext:value-type="float">
            <text:p>58,5249058971</text:p>
          </table:table-cell>
          <table:table-cell table:formula="of:=[.K7]/[.B7]" office:value-type="float" office:value="68.5351317440402" calcext:value-type="float">
            <text:p>68,535131744</text:p>
          </table:table-cell>
          <table:table-cell table:formula="of:=[.L7]/[.B7]" office:value-type="float" office:value="401.654328732748" calcext:value-type="float">
            <text:p>401,654328732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6.60012547051443" calcext:value-type="float">
            <text:p>6,6001254705</text:p>
          </table:table-cell>
          <table:table-cell table:formula="of:=[.D8]/[.B8]" office:value-type="float" office:value="6.87779171894605" calcext:value-type="float">
            <text:p>6,8777917189</text:p>
          </table:table-cell>
          <table:table-cell table:formula="of:=[.E8]/[.B8]" office:value-type="float" office:value="43.2037013801757" calcext:value-type="float">
            <text:p>43,2037013802</text:p>
          </table:table-cell>
          <table:table-cell table:formula="of:=[.F8]/[.B8]" office:value-type="float" office:value="51.1844416562108" calcext:value-type="float">
            <text:p>51,1844416562</text:p>
          </table:table-cell>
          <table:table-cell table:formula="of:=[.G8]/[.B8]" office:value-type="float" office:value="52.3513174404015" calcext:value-type="float">
            <text:p>52,3513174404</text:p>
          </table:table-cell>
          <table:table-cell table:formula="of:=[.H8]/[.B8]" office:value-type="float" office:value="52.8878920953576" calcext:value-type="float">
            <text:p>52,8878920954</text:p>
          </table:table-cell>
          <table:table-cell table:formula="of:=[.I8]/[.B8]" office:value-type="float" office:value="52.3860727728984" calcext:value-type="float">
            <text:p>52,3860727729</text:p>
          </table:table-cell>
          <table:table-cell table:formula="of:=[.J8]/[.B8]" office:value-type="float" office:value="52.3153074027604" calcext:value-type="float">
            <text:p>52,3153074028</text:p>
          </table:table-cell>
          <table:table-cell table:formula="of:=[.K8]/[.B8]" office:value-type="float" office:value="61.4666875784191" calcext:value-type="float">
            <text:p>61,4666875784</text:p>
          </table:table-cell>
          <table:table-cell table:formula="of:=[.L8]/[.B8]" office:value-type="float" office:value="377.218946047679" calcext:value-type="float">
            <text:p>377,218946047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7.36129234629862" calcext:value-type="float">
            <text:p>7,3612923463</text:p>
          </table:table-cell>
          <table:table-cell table:formula="of:=[.D9]/[.B9]" office:value-type="float" office:value="6.75746549560853" calcext:value-type="float">
            <text:p>6,7574654956</text:p>
          </table:table-cell>
          <table:table-cell table:formula="of:=[.E9]/[.B9]" office:value-type="float" office:value="42.8214554579674" calcext:value-type="float">
            <text:p>42,821455458</text:p>
          </table:table-cell>
          <table:table-cell table:formula="of:=[.F9]/[.B9]" office:value-type="float" office:value="52.00495608532" calcext:value-type="float">
            <text:p>52,0049560853</text:p>
          </table:table-cell>
          <table:table-cell table:formula="of:=[.G9]/[.B9]" office:value-type="float" office:value="51.7887703889586" calcext:value-type="float">
            <text:p>51,788770389</text:p>
          </table:table-cell>
          <table:table-cell table:formula="of:=[.H9]/[.B9]" office:value-type="float" office:value="52.205269761606" calcext:value-type="float">
            <text:p>52,2052697616</text:p>
          </table:table-cell>
          <table:table-cell table:formula="of:=[.I9]/[.B9]" office:value-type="float" office:value="54.2145545796738" calcext:value-type="float">
            <text:p>54,2145545797</text:p>
          </table:table-cell>
          <table:table-cell table:formula="of:=[.J9]/[.B9]" office:value-type="float" office:value="51.5606022584693" calcext:value-type="float">
            <text:p>51,5606022585</text:p>
          </table:table-cell>
          <table:table-cell table:formula="of:=[.K9]/[.B9]" office:value-type="float" office:value="61.0118569636136" calcext:value-type="float">
            <text:p>61,0118569636</text:p>
          </table:table-cell>
          <table:table-cell table:formula="of:=[.L9]/[.B9]" office:value-type="float" office:value="385.497490589711" calcext:value-type="float">
            <text:p>385,4974905897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21.0653921568627" calcext:value-type="float">
            <text:p>21,0653921569</text:p>
          </table:table-cell>
          <table:table-cell table:formula="of:=[.D11]/[.B11]" office:value-type="float" office:value="20.8369607843137" calcext:value-type="float">
            <text:p>20,8369607843</text:p>
          </table:table-cell>
          <table:table-cell table:formula="of:=[.E11]/[.B11]" office:value-type="float" office:value="436.767647058824" calcext:value-type="float">
            <text:p>436,7676470588</text:p>
          </table:table-cell>
          <table:table-cell table:formula="of:=[.F11]/[.B11]" office:value-type="float" office:value="2671.76470588235" calcext:value-type="float">
            <text:p>2671,7647058824</text:p>
          </table:table-cell>
          <table:table-cell table:formula="of:=[.G11]/[.B11]" office:value-type="float" office:value="2507.16666666667" calcext:value-type="float">
            <text:p>2507,1666666667</text:p>
          </table:table-cell>
          <table:table-cell table:formula="of:=[.H11]/[.B11]" office:value-type="float" office:value="2435.95098039216" calcext:value-type="float">
            <text:p>2435,9509803922</text:p>
          </table:table-cell>
          <table:table-cell table:formula="of:=[.I11]/[.B11]" office:value-type="float" office:value="2209.73529411765" calcext:value-type="float">
            <text:p>2209,7352941177</text:p>
          </table:table-cell>
          <table:table-cell table:formula="of:=[.J11]/[.B11]" office:value-type="float" office:value="1907.55882352941" calcext:value-type="float">
            <text:p>1907,5588235294</text:p>
          </table:table-cell>
          <table:table-cell table:formula="of:=[.K11]/[.B11]" office:value-type="float" office:value="1625.93137254902" calcext:value-type="float">
            <text:p>1625,931372549</text:p>
          </table:table-cell>
          <table:table-cell table:formula="of:=[.L11]/[.B11]" office:value-type="float" office:value="2770.54901960784" calcext:value-type="float">
            <text:p>2770,54901960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10.3973529411765" calcext:value-type="float">
            <text:p>10,3973529412</text:p>
          </table:table-cell>
          <table:table-cell table:formula="of:=[.D12]/[.B12]" office:value-type="float" office:value="10.7895098039216" calcext:value-type="float">
            <text:p>10,7895098039</text:p>
          </table:table-cell>
          <table:table-cell table:formula="of:=[.E12]/[.B12]" office:value-type="float" office:value="85.3557843137255" calcext:value-type="float">
            <text:p>85,3557843137</text:p>
          </table:table-cell>
          <table:table-cell table:formula="of:=[.F12]/[.B12]" office:value-type="float" office:value="525.796078431373" calcext:value-type="float">
            <text:p>525,7960784314</text:p>
          </table:table-cell>
          <table:table-cell table:formula="of:=[.G12]/[.B12]" office:value-type="float" office:value="232.287254901961" calcext:value-type="float">
            <text:p>232,287254902</text:p>
          </table:table-cell>
          <table:table-cell table:formula="of:=[.H12]/[.B12]" office:value-type="float" office:value="135.998039215686" calcext:value-type="float">
            <text:p>135,9980392157</text:p>
          </table:table-cell>
          <table:table-cell table:formula="of:=[.I12]/[.B12]" office:value-type="float" office:value="123.721568627451" calcext:value-type="float">
            <text:p>123,7215686275</text:p>
          </table:table-cell>
          <table:table-cell table:formula="of:=[.J12]/[.B12]" office:value-type="float" office:value="98.1725490196078" calcext:value-type="float">
            <text:p>98,1725490196</text:p>
          </table:table-cell>
          <table:table-cell table:formula="of:=[.K12]/[.B12]" office:value-type="float" office:value="117.896078431373" calcext:value-type="float">
            <text:p>117,8960784314</text:p>
          </table:table-cell>
          <table:table-cell table:formula="of:=[.L12]/[.B12]" office:value-type="float" office:value="744.186274509804" calcext:value-type="float">
            <text:p>744,186274509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10.5940196078431" calcext:value-type="float">
            <text:p>10,5940196078</text:p>
          </table:table-cell>
          <table:table-cell table:formula="of:=[.D13]/[.B13]" office:value-type="float" office:value="9.97637254901961" calcext:value-type="float">
            <text:p>9,976372549</text:p>
          </table:table-cell>
          <table:table-cell table:formula="of:=[.E13]/[.B13]" office:value-type="float" office:value="48.696862745098" calcext:value-type="float">
            <text:p>48,6968627451</text:p>
          </table:table-cell>
          <table:table-cell table:formula="of:=[.F13]/[.B13]" office:value-type="float" office:value="187.21568627451" calcext:value-type="float">
            <text:p>187,2156862745</text:p>
          </table:table-cell>
          <table:table-cell table:formula="of:=[.G13]/[.B13]" office:value-type="float" office:value="74.5908823529412" calcext:value-type="float">
            <text:p>74,5908823529</text:p>
          </table:table-cell>
          <table:table-cell table:formula="of:=[.H13]/[.B13]" office:value-type="float" office:value="62.2044117647059" calcext:value-type="float">
            <text:p>62,2044117647</text:p>
          </table:table-cell>
          <table:table-cell table:formula="of:=[.I13]/[.B13]" office:value-type="float" office:value="58.0556862745098" calcext:value-type="float">
            <text:p>58,0556862745</text:p>
          </table:table-cell>
          <table:table-cell table:formula="of:=[.J13]/[.B13]" office:value-type="float" office:value="57.6212745098039" calcext:value-type="float">
            <text:p>57,6212745098</text:p>
          </table:table-cell>
          <table:table-cell table:formula="of:=[.K13]/[.B13]" office:value-type="float" office:value="66.256568627451" calcext:value-type="float">
            <text:p>66,2565686275</text:p>
          </table:table-cell>
          <table:table-cell table:formula="of:=[.L13]/[.B13]" office:value-type="float" office:value="542.396078431373" calcext:value-type="float">
            <text:p>542,39607843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2.2639215686275" calcext:value-type="float">
            <text:p>12,2639215686</text:p>
          </table:table-cell>
          <table:table-cell table:formula="of:=[.D14]/[.B14]" office:value-type="float" office:value="12.7642156862745" calcext:value-type="float">
            <text:p>12,7642156863</text:p>
          </table:table-cell>
          <table:table-cell table:formula="of:=[.E14]/[.B14]" office:value-type="float" office:value="256.077450980392" calcext:value-type="float">
            <text:p>256,0774509804</text:p>
          </table:table-cell>
          <table:table-cell table:formula="of:=[.F14]/[.B14]" office:value-type="float" office:value="1566.39215686275" calcext:value-type="float">
            <text:p>1566,3921568628</text:p>
          </table:table-cell>
          <table:table-cell table:formula="of:=[.G14]/[.B14]" office:value-type="float" office:value="1459.44117647059" calcext:value-type="float">
            <text:p>1459,4411764706</text:p>
          </table:table-cell>
          <table:table-cell table:formula="of:=[.H14]/[.B14]" office:value-type="float" office:value="1261.20588235294" calcext:value-type="float">
            <text:p>1261,205882353</text:p>
          </table:table-cell>
          <table:table-cell table:formula="of:=[.I14]/[.B14]" office:value-type="float" office:value="972.410784313725" calcext:value-type="float">
            <text:p>972,4107843137</text:p>
          </table:table-cell>
          <table:table-cell table:formula="of:=[.J14]/[.B14]" office:value-type="float" office:value="723.689215686274" calcext:value-type="float">
            <text:p>723,6892156863</text:p>
          </table:table-cell>
          <table:table-cell table:formula="of:=[.K14]/[.B14]" office:value-type="float" office:value="374.310784313725" calcext:value-type="float">
            <text:p>374,3107843137</text:p>
          </table:table-cell>
          <table:table-cell table:formula="of:=[.L14]/[.B14]" office:value-type="float" office:value="1640.51960784314" calcext:value-type="float">
            <text:p>1640,519607843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0.8155882352941" calcext:value-type="float">
            <text:p>10,8155882353</text:p>
          </table:table-cell>
          <table:table-cell table:formula="of:=[.D15]/[.B15]" office:value-type="float" office:value="10.6528431372549" calcext:value-type="float">
            <text:p>10,6528431373</text:p>
          </table:table-cell>
          <table:table-cell table:formula="of:=[.E15]/[.B15]" office:value-type="float" office:value="79.491568627451" calcext:value-type="float">
            <text:p>79,4915686275</text:p>
          </table:table-cell>
          <table:table-cell table:formula="of:=[.F15]/[.B15]" office:value-type="float" office:value="445.589215686274" calcext:value-type="float">
            <text:p>445,5892156863</text:p>
          </table:table-cell>
          <table:table-cell table:formula="of:=[.G15]/[.B15]" office:value-type="float" office:value="236.33431372549" calcext:value-type="float">
            <text:p>236,3343137255</text:p>
          </table:table-cell>
          <table:table-cell table:formula="of:=[.H15]/[.B15]" office:value-type="float" office:value="97.7135294117647" calcext:value-type="float">
            <text:p>97,7135294118</text:p>
          </table:table-cell>
          <table:table-cell table:formula="of:=[.I15]/[.B15]" office:value-type="float" office:value="96.763431372549" calcext:value-type="float">
            <text:p>96,7634313725</text:p>
          </table:table-cell>
          <table:table-cell table:formula="of:=[.J15]/[.B15]" office:value-type="float" office:value="96.3945098039216" calcext:value-type="float">
            <text:p>96,3945098039</text:p>
          </table:table-cell>
          <table:table-cell table:formula="of:=[.K15]/[.B15]" office:value-type="float" office:value="115.445098039216" calcext:value-type="float">
            <text:p>115,4450980392</text:p>
          </table:table-cell>
          <table:table-cell table:formula="of:=[.L15]/[.B15]" office:value-type="float" office:value="712.16862745098" calcext:value-type="float">
            <text:p>712,16862745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0.2289215686275" calcext:value-type="float">
            <text:p>10,2289215686</text:p>
          </table:table-cell>
          <table:table-cell table:formula="of:=[.D16]/[.B16]" office:value-type="float" office:value="10.5789215686275" calcext:value-type="float">
            <text:p>10,5789215686</text:p>
          </table:table-cell>
          <table:table-cell table:formula="of:=[.E16]/[.B16]" office:value-type="float" office:value="68.061568627451" calcext:value-type="float">
            <text:p>68,0615686275</text:p>
          </table:table-cell>
          <table:table-cell table:formula="of:=[.F16]/[.B16]" office:value-type="float" office:value="347.636274509804" calcext:value-type="float">
            <text:p>347,6362745098</text:p>
          </table:table-cell>
          <table:table-cell table:formula="of:=[.G16]/[.B16]" office:value-type="float" office:value="106.477450980392" calcext:value-type="float">
            <text:p>106,4774509804</text:p>
          </table:table-cell>
          <table:table-cell table:formula="of:=[.H16]/[.B16]" office:value-type="float" office:value="84.0424509803922" calcext:value-type="float">
            <text:p>84,0424509804</text:p>
          </table:table-cell>
          <table:table-cell table:formula="of:=[.I16]/[.B16]" office:value-type="float" office:value="89.4043137254902" calcext:value-type="float">
            <text:p>89,4043137255</text:p>
          </table:table-cell>
          <table:table-cell table:formula="of:=[.J16]/[.B16]" office:value-type="float" office:value="84.1855882352941" calcext:value-type="float">
            <text:p>84,1855882353</text:p>
          </table:table-cell>
          <table:table-cell table:formula="of:=[.K16]/[.B16]" office:value-type="float" office:value="97.7512745098039" calcext:value-type="float">
            <text:p>97,7512745098</text:p>
          </table:table-cell>
          <table:table-cell table:formula="of:=[.L16]/[.B16]" office:value-type="float" office:value="631.401960784314" calcext:value-type="float">
            <text:p>631,40196078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10.7104901960784" calcext:value-type="float">
            <text:p>10,7104901961</text:p>
          </table:table-cell>
          <table:table-cell table:formula="of:=[.D17]/[.B17]" office:value-type="float" office:value="10.6498039215686" calcext:value-type="float">
            <text:p>10,6498039216</text:p>
          </table:table-cell>
          <table:table-cell table:formula="of:=[.E17]/[.B17]" office:value-type="float" office:value="68.0151960784314" calcext:value-type="float">
            <text:p>68,0151960784</text:p>
          </table:table-cell>
          <table:table-cell table:formula="of:=[.F17]/[.B17]" office:value-type="float" office:value="348.06862745098" calcext:value-type="float">
            <text:p>348,068627451</text:p>
          </table:table-cell>
          <table:table-cell table:formula="of:=[.G17]/[.B17]" office:value-type="float" office:value="101.678431372549" calcext:value-type="float">
            <text:p>101,6784313725</text:p>
          </table:table-cell>
          <table:table-cell table:formula="of:=[.H17]/[.B17]" office:value-type="float" office:value="87.0280392156863" calcext:value-type="float">
            <text:p>87,0280392157</text:p>
          </table:table-cell>
          <table:table-cell table:formula="of:=[.I17]/[.B17]" office:value-type="float" office:value="81.9040196078431" calcext:value-type="float">
            <text:p>81,9040196078</text:p>
          </table:table-cell>
          <table:table-cell table:formula="of:=[.J17]/[.B17]" office:value-type="float" office:value="83.0069607843137" calcext:value-type="float">
            <text:p>83,0069607843</text:p>
          </table:table-cell>
          <table:table-cell table:formula="of:=[.K17]/[.B17]" office:value-type="float" office:value="96.811862745098" calcext:value-type="float">
            <text:p>96,8118627451</text:p>
          </table:table-cell>
          <table:table-cell table:formula="of:=[.L17]/[.B17]" office:value-type="float" office:value="645.121568627451" calcext:value-type="float">
            <text:p>645,121568627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8606309148265" calcext:value-type="float">
            <text:p>31,8606309148</text:p>
          </table:table-cell>
          <table:table-cell table:formula="of:=[.D19]/[.B19]" office:value-type="float" office:value="29.3429022082019" calcext:value-type="float">
            <text:p>29,3429022082</text:p>
          </table:table-cell>
          <table:table-cell table:formula="of:=[.E19]/[.B19]" office:value-type="float" office:value="555.527444794953" calcext:value-type="float">
            <text:p>555,527444795</text:p>
          </table:table-cell>
          <table:table-cell table:formula="of:=[.F19]/[.B19]" office:value-type="float" office:value="3339.95583596214" calcext:value-type="float">
            <text:p>3339,9558359622</text:p>
          </table:table-cell>
          <table:table-cell table:formula="of:=[.G19]/[.B19]" office:value-type="float" office:value="3287.23659305994" calcext:value-type="float">
            <text:p>3287,2365930599</text:p>
          </table:table-cell>
          <table:table-cell table:formula="of:=[.H19]/[.B19]" office:value-type="float" office:value="3215.90536277603" calcext:value-type="float">
            <text:p>3215,905362776</text:p>
          </table:table-cell>
          <table:table-cell table:formula="of:=[.I19]/[.B19]" office:value-type="float" office:value="2847.62776025237" calcext:value-type="float">
            <text:p>2847,6277602524</text:p>
          </table:table-cell>
          <table:table-cell table:formula="of:=[.J19]/[.B19]" office:value-type="float" office:value="1892.01261829653" calcext:value-type="float">
            <text:p>1892,0126182965</text:p>
          </table:table-cell>
          <table:table-cell table:formula="of:=[.K19]/[.B19]" office:value-type="float" office:value="1614.11356466877" calcext:value-type="float">
            <text:p>1614,1135646688</text:p>
          </table:table-cell>
          <table:table-cell table:formula="of:=[.L19]/[.B19]" office:value-type="float" office:value="3502.22082018927" calcext:value-type="float">
            <text:p>3502,220820189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8119242902208" calcext:value-type="float">
            <text:p>19,8119242902</text:p>
          </table:table-cell>
          <table:table-cell table:formula="of:=[.D20]/[.B20]" office:value-type="float" office:value="20.7548895899054" calcext:value-type="float">
            <text:p>20,7548895899</text:p>
          </table:table-cell>
          <table:table-cell table:formula="of:=[.E20]/[.B20]" office:value-type="float" office:value="115.961514195584" calcext:value-type="float">
            <text:p>115,9615141956</text:p>
          </table:table-cell>
          <table:table-cell table:formula="of:=[.F20]/[.B20]" office:value-type="float" office:value="594.357097791798" calcext:value-type="float">
            <text:p>594,3570977918</text:p>
          </table:table-cell>
          <table:table-cell table:formula="of:=[.G20]/[.B20]" office:value-type="float" office:value="403.016403785489" calcext:value-type="float">
            <text:p>403,0164037855</text:p>
          </table:table-cell>
          <table:table-cell table:formula="of:=[.H20]/[.B20]" office:value-type="float" office:value="192.417034700315" calcext:value-type="float">
            <text:p>192,4170347003</text:p>
          </table:table-cell>
          <table:table-cell table:formula="of:=[.I20]/[.B20]" office:value-type="float" office:value="305.222712933754" calcext:value-type="float">
            <text:p>305,2227129338</text:p>
          </table:table-cell>
          <table:table-cell table:formula="of:=[.J20]/[.B20]" office:value-type="float" office:value="185.415141955836" calcext:value-type="float">
            <text:p>185,4151419558</text:p>
          </table:table-cell>
          <table:table-cell table:formula="of:=[.K20]/[.B20]" office:value-type="float" office:value="320.716088328076" calcext:value-type="float">
            <text:p>320,7160883281</text:p>
          </table:table-cell>
          <table:table-cell table:formula="of:=[.L20]/[.B20]" office:value-type="float" office:value="974.403785488959" calcext:value-type="float">
            <text:p>974,4037854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3736277602524" calcext:value-type="float">
            <text:p>19,3736277603</text:p>
          </table:table-cell>
          <table:table-cell table:formula="of:=[.D21]/[.B21]" office:value-type="float" office:value="21.204858044164" calcext:value-type="float">
            <text:p>21,2048580442</text:p>
          </table:table-cell>
          <table:table-cell table:formula="of:=[.E21]/[.B21]" office:value-type="float" office:value="55.3579179810726" calcext:value-type="float">
            <text:p>55,3579179811</text:p>
          </table:table-cell>
          <table:table-cell table:formula="of:=[.F21]/[.B21]" office:value-type="float" office:value="148.912933753943" calcext:value-type="float">
            <text:p>148,9129337539</text:p>
          </table:table-cell>
          <table:table-cell table:formula="of:=[.G21]/[.B21]" office:value-type="float" office:value="129.905362776025" calcext:value-type="float">
            <text:p>129,905362776</text:p>
          </table:table-cell>
          <table:table-cell table:formula="of:=[.H21]/[.B21]" office:value-type="float" office:value="124.903470031546" calcext:value-type="float">
            <text:p>124,9034700315</text:p>
          </table:table-cell>
          <table:table-cell table:formula="of:=[.I21]/[.B21]" office:value-type="float" office:value="120.462460567823" calcext:value-type="float">
            <text:p>120,4624605678</text:p>
          </table:table-cell>
          <table:table-cell table:formula="of:=[.J21]/[.B21]" office:value-type="float" office:value="123.000630914827" calcext:value-type="float">
            <text:p>123,0006309148</text:p>
          </table:table-cell>
          <table:table-cell table:formula="of:=[.K21]/[.B21]" office:value-type="float" office:value="121.344479495268" calcext:value-type="float">
            <text:p>121,3444794953</text:p>
          </table:table-cell>
          <table:table-cell table:formula="of:=[.L21]/[.B21]" office:value-type="float" office:value="653.299684542587" calcext:value-type="float">
            <text:p>653,2996845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9794321766561" calcext:value-type="float">
            <text:p>23,9794321767</text:p>
          </table:table-cell>
          <table:table-cell table:formula="of:=[.D22]/[.B22]" office:value-type="float" office:value="25.1991798107256" calcext:value-type="float">
            <text:p>25,1991798107</text:p>
          </table:table-cell>
          <table:table-cell table:formula="of:=[.E22]/[.B22]" office:value-type="float" office:value="299.586119873817" calcext:value-type="float">
            <text:p>299,5861198738</text:p>
          </table:table-cell>
          <table:table-cell table:formula="of:=[.F22]/[.B22]" office:value-type="float" office:value="1749.92429022082" calcext:value-type="float">
            <text:p>1749,9242902208</text:p>
          </table:table-cell>
          <table:table-cell table:formula="of:=[.G22]/[.B22]" office:value-type="float" office:value="1478.34700315457" calcext:value-type="float">
            <text:p>1478,3470031546</text:p>
          </table:table-cell>
          <table:table-cell table:formula="of:=[.H22]/[.B22]" office:value-type="float" office:value="1087.89905362776" calcext:value-type="float">
            <text:p>1087,8990536278</text:p>
          </table:table-cell>
          <table:table-cell table:formula="of:=[.I22]/[.B22]" office:value-type="float" office:value="405.311041009464" calcext:value-type="float">
            <text:p>405,3110410095</text:p>
          </table:table-cell>
          <table:table-cell table:formula="of:=[.J22]/[.B22]" office:value-type="float" office:value="400.993059936909" calcext:value-type="float">
            <text:p>400,9930599369</text:p>
          </table:table-cell>
          <table:table-cell table:formula="of:=[.K22]/[.B22]" office:value-type="float" office:value="477.698422712934" calcext:value-type="float">
            <text:p>477,6984227129</text:p>
          </table:table-cell>
          <table:table-cell table:formula="of:=[.L22]/[.B22]" office:value-type="float" office:value="1949.54574132492" calcext:value-type="float">
            <text:p>1949,54574132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9.2375394321767" calcext:value-type="float">
            <text:p>19,2375394322</text:p>
          </table:table-cell>
          <table:table-cell table:formula="of:=[.D23]/[.B23]" office:value-type="float" office:value="21.4365930599369" calcext:value-type="float">
            <text:p>21,4365930599</text:p>
          </table:table-cell>
          <table:table-cell table:formula="of:=[.E23]/[.B23]" office:value-type="float" office:value="103.478864353312" calcext:value-type="float">
            <text:p>103,4788643533</text:p>
          </table:table-cell>
          <table:table-cell table:formula="of:=[.F23]/[.B23]" office:value-type="float" office:value="202.167823343849" calcext:value-type="float">
            <text:p>202,1678233438</text:p>
          </table:table-cell>
          <table:table-cell table:formula="of:=[.G23]/[.B23]" office:value-type="float" office:value="179.469400630915" calcext:value-type="float">
            <text:p>179,4694006309</text:p>
          </table:table-cell>
          <table:table-cell table:formula="of:=[.H23]/[.B23]" office:value-type="float" office:value="175.302839116719" calcext:value-type="float">
            <text:p>175,3028391167</text:p>
          </table:table-cell>
          <table:table-cell table:formula="of:=[.I23]/[.B23]" office:value-type="float" office:value="169.847318611987" calcext:value-type="float">
            <text:p>169,847318612</text:p>
          </table:table-cell>
          <table:table-cell table:formula="of:=[.J23]/[.B23]" office:value-type="float" office:value="166.680126182965" calcext:value-type="float">
            <text:p>166,680126183</text:p>
          </table:table-cell>
          <table:table-cell table:formula="of:=[.K23]/[.B23]" office:value-type="float" office:value="180.659305993691" calcext:value-type="float">
            <text:p>180,6593059937</text:p>
          </table:table-cell>
          <table:table-cell table:formula="of:=[.L23]/[.B23]" office:value-type="float" office:value="828.826498422713" calcext:value-type="float">
            <text:p>828,826498422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4535015772871" calcext:value-type="float">
            <text:p>18,4535015773</text:p>
          </table:table-cell>
          <table:table-cell table:formula="of:=[.D24]/[.B24]" office:value-type="float" office:value="21.3424605678233" calcext:value-type="float">
            <text:p>21,3424605678</text:p>
          </table:table-cell>
          <table:table-cell table:formula="of:=[.E24]/[.B24]" office:value-type="float" office:value="78.9716088328076" calcext:value-type="float">
            <text:p>78,9716088328</text:p>
          </table:table-cell>
          <table:table-cell table:formula="of:=[.F24]/[.B24]" office:value-type="float" office:value="180.098422712934" calcext:value-type="float">
            <text:p>180,0984227129</text:p>
          </table:table-cell>
          <table:table-cell table:formula="of:=[.G24]/[.B24]" office:value-type="float" office:value="160.167823343849" calcext:value-type="float">
            <text:p>160,1678233438</text:p>
          </table:table-cell>
          <table:table-cell table:formula="of:=[.H24]/[.B24]" office:value-type="float" office:value="155.714195583596" calcext:value-type="float">
            <text:p>155,7141955836</text:p>
          </table:table-cell>
          <table:table-cell table:formula="of:=[.I24]/[.B24]" office:value-type="float" office:value="151.794952681388" calcext:value-type="float">
            <text:p>151,7949526814</text:p>
          </table:table-cell>
          <table:table-cell table:formula="of:=[.J24]/[.B24]" office:value-type="float" office:value="147.584858044164" calcext:value-type="float">
            <text:p>147,5848580442</text:p>
          </table:table-cell>
          <table:table-cell table:formula="of:=[.K24]/[.B24]" office:value-type="float" office:value="173.680126182965" calcext:value-type="float">
            <text:p>173,680126183</text:p>
          </table:table-cell>
          <table:table-cell table:formula="of:=[.L24]/[.B24]" office:value-type="float" office:value="733.646687697161" calcext:value-type="float">
            <text:p>733,6466876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6202523659306" calcext:value-type="float">
            <text:p>18,6202523659</text:p>
          </table:table-cell>
          <table:table-cell table:formula="of:=[.D25]/[.B25]" office:value-type="float" office:value="20.4851104100946" calcext:value-type="float">
            <text:p>20,4851104101</text:p>
          </table:table-cell>
          <table:table-cell table:formula="of:=[.E25]/[.B25]" office:value-type="float" office:value="79.2353312302839" calcext:value-type="float">
            <text:p>79,2353312303</text:p>
          </table:table-cell>
          <table:table-cell table:formula="of:=[.F25]/[.B25]" office:value-type="float" office:value="167.509779179811" calcext:value-type="float">
            <text:p>167,5097791798</text:p>
          </table:table-cell>
          <table:table-cell table:formula="of:=[.G25]/[.B25]" office:value-type="float" office:value="159.553312302839" calcext:value-type="float">
            <text:p>159,5533123028</text:p>
          </table:table-cell>
          <table:table-cell table:formula="of:=[.H25]/[.B25]" office:value-type="float" office:value="153.502208201893" calcext:value-type="float">
            <text:p>153,5022082019</text:p>
          </table:table-cell>
          <table:table-cell table:formula="of:=[.I25]/[.B25]" office:value-type="float" office:value="150.116088328076" calcext:value-type="float">
            <text:p>150,1160883281</text:p>
          </table:table-cell>
          <table:table-cell table:formula="of:=[.J25]/[.B25]" office:value-type="float" office:value="147.411356466877" calcext:value-type="float">
            <text:p>147,4113564669</text:p>
          </table:table-cell>
          <table:table-cell table:formula="of:=[.K25]/[.B25]" office:value-type="float" office:value="156.613880126183" calcext:value-type="float">
            <text:p>156,6138801262</text:p>
          </table:table-cell>
          <table:table-cell table:formula="of:=[.L25]/[.B25]" office:value-type="float" office:value="745.753943217666" calcext:value-type="float">
            <text:p>745,7539432177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1" table:style-name="ta1">
        <table:table-column table:style-name="co12" table:default-cell-style-name="Default"/>
        <table:table-column table:style-name="co13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4" table:default-cell-style-name="ce8"/>
        <table:table-column table:style-name="co10" table:default-cell-style-name="Default"/>
        <table:table-column table:style-name="co11" table:number-columns-repeated="34" table:default-cell-style-name="Default"/>
        <table:table-row table:style-name="ro3">
          <table:table-cell table:style-name="ce1"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40(code)-4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style-name="ce1" table:number-columns-repeated="5"/>
          <table:table-cell table:number-columns-repeated="29"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8.87" calcext:value-type="float">
            <text:p>8,8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212.2" calcext:value-type="float">
            <text:p>212,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5.131" calcext:value-type="float">
            <text:p>5,131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119.3" calcext:value-type="float">
            <text:p>119,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3" calcext:value-type="float">
            <text:p>5,8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19.4" calcext:value-type="float">
            <text:p>319,4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.5" calcext:value-type="float">
            <text:p>32,5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float" office:value="295.6" calcext:value-type="float">
            <text:p>295,6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office:value-type="float" office:value="0.636" calcext:value-type="float">
            <text:p>0,636</text:p>
          </table:table-cell>
          <table:table-cell table:style-name="ce5" table:number-columns-repeated="4"/>
          <table:table-cell table:style-name="ce5" office:value-type="float" office:value="280.9" calcext:value-type="float">
            <text:p>280,9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office:value-type="float" office:value="0.514" calcext:value-type="float">
            <text:p>0,514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matrix_multiplication_sec_800_2000</text:p>
          </table:table-cell>
          <table:table-cell table:style-name="ce5" office:value-type="float" office:value="1.585" calcext:value-type="float">
            <text:p>1,585</text:p>
          </table:table-cell>
          <table:table-cell table:style-name="ce5" table:number-columns-repeated="10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we put the mac bytes there</text:p>
          </table:table-cell>
          <table:table-cell table:style-name="ce5" office:value-type="string" calcext:value-type="string">
            <text:p>we put the mac bytes, verification code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2"/>
          <table:table-cell table:style-name="ce5" office:value-type="string" calcext:value-type="string">
            <text:p>but we do nothing about them</text:p>
          </table:table-cell>
          <table:table-cell table:style-name="ce5" office:value-type="string" calcext:value-type="string">
            <text:p>at the start of each block, forcing block</text:p>
          </table:table-cell>
          <table:table-cell table:style-name="ce5" office:value-type="string" calcext:value-type="string">
            <text:p>we do everything but we use cache in code and in data</text:p>
          </table:table-cell>
          <table:table-cell table:style-name="ce5" office:value-type="string" calcext:value-type="string">
            <text:p>we do everything</text:p>
          </table:table-cell>
          <table:table-cell table:style-name="ce5" table:number-columns-repeated="5"/>
          <table:table-cell table:style-name="ce7" table:number-columns-repeated="29"/>
        </table:table-row>
        <table:table-row table:style-name="ro3">
          <table:table-cell table:style-name="ce1" office:value-type="string" calcext:value-type="string">
            <text:p>fixed length uses up to 20 commands</text:p>
          </table:table-cell>
          <table:table-cell table:style-name="ce5"/>
          <table:table-cell table:style-name="ce5" office:value-type="string" calcext:value-type="string">
            <text:p>only useful bytes and keys are present</text:p>
          </table:table-cell>
          <table:table-cell table:style-name="ce5"/>
          <table:table-cell table:style-name="ce5" office:value-type="string" calcext:value-type="string">
            <text:p>change when encountering label or function call</text:p>
          </table:table-cell>
          <table:table-cell table:style-name="ce5" office:value-type="string" calcext:value-type="string">
            <text:p>in order not to compute recent macs again</text:p>
          </table:table-cell>
          <table:table-cell table:style-name="ce5" table:number-columns-repeated="6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3"/>
          <table:table-cell table:style-name="ce5" office:value-type="string" calcext:value-type="string">
            <text:p>but do nothing when it comes to AES-CBC calculation</text:p>
          </table:table-cell>
          <table:table-cell table:style-name="ce5" table:number-columns-repeated="7"/>
          <table:table-cell table:style-name="ce7" table:number-columns-repeated="29"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9"/>
        </table:table-row>
        <table:table-row table:style-name="ro3" table:number-rows-repeated="2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2" office:value-type="string" calcext:value-type="string">
            <text:p>RATIOS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primes 100k </text:p>
          </table:table-cell>
          <table:table-cell table:style-name="ce5" table:formula="of:=[.B2]/[.B2]" office:value-type="float" office:value="1" calcext:value-type="float">
            <text:p>1</text:p>
          </table:table-cell>
          <table:table-cell table:style-name="ce5" table:formula="of:=[.C2]/[.B2]" office:value-type="float" office:value="13.9465408805031" calcext:value-type="float">
            <text:p>13,9465408805</text:p>
          </table:table-cell>
          <table:table-cell table:style-name="ce5" table:formula="of:=[.D2]/[.B2]" office:value-type="float" office:value="13.7264150943396" calcext:value-type="float">
            <text:p>13,7264150943</text:p>
          </table:table-cell>
          <table:table-cell table:style-name="ce5" table:formula="of:=[.E2]/[.B2]" office:value-type="float" office:value="333.647798742138" calcext:value-type="float">
            <text:p>333,6477987421</text:p>
          </table:table-cell>
          <table:table-cell table:style-name="ce5" table:formula="of:=[.F2]/[.B2]" office:value-type="float" office:value="1897.79874213837" calcext:value-type="float">
            <text:p>1897,7987421384</text:p>
          </table:table-cell>
          <table:table-cell table:style-name="ce5" table:formula="of:=[.G2]/[.B2]" office:value-type="float" office:value="2031.4465408805" calcext:value-type="float">
            <text:p>2031,4465408805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primes 100k </text:p>
          </table:table-cell>
          <table:table-cell table:style-name="ce5" table:formula="of:=[.B3]/[.B3]" office:value-type="float" office:value="1" calcext:value-type="float">
            <text:p>1</text:p>
          </table:table-cell>
          <table:table-cell table:style-name="ce5" table:formula="of:=[.C3]/[.B3]" office:value-type="float" office:value="8.74213836477987" calcext:value-type="float">
            <text:p>8,7421383648</text:p>
          </table:table-cell>
          <table:table-cell table:style-name="ce5" table:formula="of:=[.D3]/[.B3]" office:value-type="float" office:value="8.06761006289308" calcext:value-type="float">
            <text:p>8,0676100629</text:p>
          </table:table-cell>
          <table:table-cell table:style-name="ce5" table:formula="of:=[.E3]/[.B3]" office:value-type="float" office:value="70.9119496855346" calcext:value-type="float">
            <text:p>70,9119496855</text:p>
          </table:table-cell>
          <table:table-cell table:style-name="ce5" table:formula="of:=[.F3]/[.B3]" office:value-type="float" office:value="187.578616352201" calcext:value-type="float">
            <text:p>187,5786163522</text:p>
          </table:table-cell>
          <table:table-cell table:style-name="ce5" table:formula="of:=[.G3]/[.B3]" office:value-type="float" office:value="575.471698113208" calcext:value-type="float">
            <text:p>5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39 (too big) primes 100k </text:p>
          </table:table-cell>
          <table:table-cell table:style-name="ce5" table:formula="of:=[.B4]/[.B4]" office:value-type="float" office:value="1" calcext:value-type="float">
            <text:p>1</text:p>
          </table:table-cell>
          <table:table-cell table:style-name="ce5" table:formula="of:=[.C4]/[.B4]" office:value-type="float" office:value="0" calcext:value-type="float">
            <text:p>0</text:p>
          </table:table-cell>
          <table:table-cell table:style-name="ce5" table:formula="of:=[.D4]/[.B4]" office:value-type="float" office:value="0" calcext:value-type="float">
            <text:p>0</text:p>
          </table:table-cell>
          <table:table-cell table:style-name="ce5" table:formula="of:=[.E4]/[.B4]" office:value-type="float" office:value="0" calcext:value-type="float">
            <text:p>0</text:p>
          </table:table-cell>
          <table:table-cell table:style-name="ce5" table:formula="of:=[.F4]/[.B4]" office:value-type="float" office:value="0" calcext:value-type="float">
            <text:p>0</text:p>
          </table:table-cell>
          <table:table-cell table:style-name="ce5" table:formula="of:=[.G4]/[.B4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primes 100k</text:p>
          </table:table-cell>
          <table:table-cell table:style-name="ce5" table:formula="of:=[.B5]/[.B5]" office:value-type="float" office:value="1" calcext:value-type="float">
            <text:p>1</text:p>
          </table:table-cell>
          <table:table-cell table:style-name="ce5" table:formula="of:=[.C5]/[.B5]" office:value-type="float" office:value="8.80503144654088" calcext:value-type="float">
            <text:p>8,8050314465</text:p>
          </table:table-cell>
          <table:table-cell table:style-name="ce5" table:formula="of:=[.D5]/[.B5]" office:value-type="float" office:value="9.16666666666667" calcext:value-type="float">
            <text:p>9,1666666667</text:p>
          </table:table-cell>
          <table:table-cell table:style-name="ce5" table:formula="of:=[.E5]/[.B5]" office:value-type="float" office:value="163.522012578616" calcext:value-type="float">
            <text:p>163,5220125786</text:p>
          </table:table-cell>
          <table:table-cell table:style-name="ce5" table:formula="of:=[.F5]/[.B5]" office:value-type="float" office:value="502.201257861635" calcext:value-type="float">
            <text:p>502,2012578616</text:p>
          </table:table-cell>
          <table:table-cell table:style-name="ce5" table:formula="of:=[.G5]/[.B5]" office:value-type="float" office:value="1075.47169811321" calcext:value-type="float">
            <text:p>1075,4716981132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55b primes 100k</text:p>
          </table:table-cell>
          <table:table-cell table:style-name="ce5" table:formula="of:=[.B6]/[.B6]" office:value-type="float" office:value="1" calcext:value-type="float">
            <text:p>1</text:p>
          </table:table-cell>
          <table:table-cell table:style-name="ce5" table:formula="of:=[.C6]/[.B6]" office:value-type="float" office:value="0" calcext:value-type="float">
            <text:p>0</text:p>
          </table:table-cell>
          <table:table-cell table:style-name="ce5" table:formula="of:=[.D6]/[.B6]" office:value-type="float" office:value="0" calcext:value-type="float">
            <text:p>0</text:p>
          </table:table-cell>
          <table:table-cell table:style-name="ce5" table:formula="of:=[.E6]/[.B6]" office:value-type="float" office:value="0" calcext:value-type="float">
            <text:p>0</text:p>
          </table:table-cell>
          <table:table-cell table:style-name="ce5" table:formula="of:=[.F6]/[.B6]" office:value-type="float" office:value="0" calcext:value-type="float">
            <text:p>0</text:p>
          </table:table-cell>
          <table:table-cell table:style-name="ce5" table:formula="of:=[.G6]/[.B6]" office:value-type="float" office:value="0" calcext:value-type="float">
            <text:p>0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primes 100k</text:p>
          </table:table-cell>
          <table:table-cell table:style-name="ce5" table:formula="of:=[.B7]/[.B7]" office:value-type="float" office:value="1" calcext:value-type="float">
            <text:p>1</text:p>
          </table:table-cell>
          <table:table-cell table:style-name="ce5" table:formula="of:=[.C7]/[.B7]" office:value-type="float" office:value="8.49056603773585" calcext:value-type="float">
            <text:p>8,4905660377</text:p>
          </table:table-cell>
          <table:table-cell table:style-name="ce5" table:formula="of:=[.D7]/[.B7]" office:value-type="float" office:value="7.86163522012579" calcext:value-type="float">
            <text:p>7,8616352201</text:p>
          </table:table-cell>
          <table:table-cell table:style-name="ce5" table:formula="of:=[.E7]/[.B7]" office:value-type="float" office:value="51.1006289308176" calcext:value-type="float">
            <text:p>51,1006289308</text:p>
          </table:table-cell>
          <table:table-cell table:style-name="ce5" table:formula="of:=[.F7]/[.B7]" office:value-type="float" office:value="60.377358490566" calcext:value-type="float">
            <text:p>60,3773584906</text:p>
          </table:table-cell>
          <table:table-cell table:style-name="ce5" table:formula="of:=[.G7]/[.B7]" office:value-type="float" office:value="464.779874213837" calcext:value-type="float">
            <text:p>464,7798742138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1b primes 100k</text:p>
          </table:table-cell>
          <table:table-cell table:style-name="ce5" table:formula="of:=[.B8]/[.B8]" office:value-type="float" office:value="1" calcext:value-type="float">
            <text:p>1</text:p>
          </table:table-cell>
          <table:table-cell table:style-name="ce5" table:formula="of:=[.C8]/[.B8]" office:value-type="float" office:value="0" calcext:value-type="float">
            <text:p>0</text:p>
          </table:table-cell>
          <table:table-cell table:style-name="ce5" table:formula="of:=[.D8]/[.B8]" office:value-type="float" office:value="0" calcext:value-type="float">
            <text:p>0</text:p>
          </table:table-cell>
          <table:table-cell table:style-name="ce5" table:formula="of:=[.E8]/[.B8]" office:value-type="float" office:value="0" calcext:value-type="float">
            <text:p>0</text:p>
          </table:table-cell>
          <table:table-cell table:style-name="ce5" table:formula="of:=[.F8]/[.B8]" office:value-type="float" office:value="0" calcext:value-type="float">
            <text:p>0</text:p>
          </table:table-cell>
          <table:table-cell table:style-name="ce5" table:formula="of:=[.G8]/[.B8]" office:value-type="float" office:value="441.666666666667" calcext:value-type="float">
            <text:p>441,6666666667</text:p>
          </table:table-cell>
          <table:table-cell table:style-name="ce5" table:number-columns-repeated="5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1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7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Variable length 42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20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Fixed length 75b hanoi 27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6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00k: 0,636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primes normal 150K: 1,59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8: 1,02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hanoi normal 27: 0,514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 office:value-type="string" calcext:value-type="string">
            <text:p>matrix_mult_800_2000_normal:1,585</text:p>
          </table:table-cell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>
          <table:table-cell table:style-name="ce1"/>
          <table:table-cell table:style-name="ce5" table:number-columns-repeated="11"/>
          <table:table-cell table:style-name="ce7" table:number-columns-repeated="28"/>
          <table:table-cell/>
        </table:table-row>
        <table:table-row table:style-name="ro3" table:number-rows-repeated="34">
          <table:table-cell/>
          <table:table-cell table:style-name="ce7" table:number-columns-repeated="39"/>
          <table:table-cell/>
        </table:table-row>
        <table:table-row table:style-name="ro3" table:number-rows-repeated="1048495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7:41:09.051216465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4-21T21:59:54.841938009</dc:date>
    <meta:editing-duration>P2DT22H56M11S</meta:editing-duration>
    <meta:editing-cycles>84</meta:editing-cycles>
    <meta:generator>LibreOffice/5.1.6.2$Linux_X86_64 LibreOffice_project/10m0$Build-2</meta:generator>
    <meta:document-statistic meta:table-count="3" meta:cell-count="1261" meta:object-count="0"/>
  </office:meta>
</office:document-meta>
</file>